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vOT17d99a6a.B" svg:font-family="AdvOT17d99a6a.B"/>
    <style:font-face style:name="AdvOT17d99a6a.B+20" svg:font-family="AdvOT17d99a6a.B+20" style:font-pitch="variable"/>
    <style:font-face style:name="AdvOT17d99a6a.B+201" svg:font-family="AdvOT17d99a6a.B+20"/>
    <style:font-face style:name="AdvOT17d99a6a.B1" svg:font-family="AdvOT17d99a6a.B" style:font-pitch="variable"/>
    <style:font-face style:name="AdvP4C4E51" svg:font-family="AdvP4C4E51" style:font-pitch="variable"/>
    <style:font-face style:name="AdvP4C4E511" svg:font-family="AdvP4C4E51"/>
    <style:font-face style:name="AdvP4C4E59" svg:font-family="AdvP4C4E59" style:font-pitch="variable"/>
    <style:font-face style:name="AdvP4C4E591" svg:font-family="AdvP4C4E59"/>
    <style:font-face style:name="AdvP4C4E74" svg:font-family="AdvP4C4E74" style:font-pitch="variable"/>
    <style:font-face style:name="AdvP4C4E741" svg:font-family="AdvP4C4E74"/>
    <style:font-face style:name="AdvTT0b7bb6fa.I" svg:font-family="AdvTT0b7bb6fa.I"/>
    <style:font-face style:name="AdvTT0b7bb6fa.I1" svg:font-family="AdvTT0b7bb6fa.I" style:font-pitch="variable"/>
    <style:font-face style:name="AdvTT1ef22648.B" svg:font-family="AdvTT1ef22648.B"/>
    <style:font-face style:name="AdvTT1ef22648.B+01" svg:font-family="AdvTT1ef22648.B+01" style:font-pitch="variable"/>
    <style:font-face style:name="AdvTT1ef22648.B+011" svg:font-family="AdvTT1ef22648.B+01"/>
    <style:font-face style:name="AdvTT1ef22648.B+20" svg:font-family="AdvTT1ef22648.B+20"/>
    <style:font-face style:name="AdvTT1ef22648.B+201" svg:font-family="AdvTT1ef22648.B+20" style:font-pitch="variable"/>
    <style:font-face style:name="AdvTT1ef22648.B1" svg:font-family="AdvTT1ef22648.B" style:font-pitch="variable"/>
    <style:font-face style:name="AdvTT3713a231+2a" svg:font-family="AdvTT3713a231+2a" style:font-pitch="variable"/>
    <style:font-face style:name="AdvTT3713a231+2a1" svg:font-family="AdvTT3713a231+2a"/>
    <style:font-face style:name="AdvTT5f4b71f8" svg:font-family="AdvTT5f4b71f8" style:font-pitch="variable"/>
    <style:font-face style:name="AdvTT5f4b71f81" svg:font-family="AdvTT5f4b71f8"/>
    <style:font-face style:name="AdvTT82e34213.B" svg:font-family="AdvTT82e34213.B" style:font-pitch="variable"/>
    <style:font-face style:name="AdvTT82e34213.B1" svg:font-family="AdvTT82e34213.B"/>
    <style:font-face style:name="AdvTT9a5695f7" svg:font-family="AdvTT9a5695f7" style:font-pitch="variable"/>
    <style:font-face style:name="AdvTT9a5695f7+20" svg:font-family="AdvTT9a5695f7+20" style:font-pitch="variable"/>
    <style:font-face style:name="AdvTT9a5695f7+201" svg:font-family="AdvTT9a5695f7+20"/>
    <style:font-face style:name="AdvTT9a5695f71" svg:font-family="AdvTT9a5695f7"/>
    <style:font-face style:name="AdvTTa86e0a63" svg:font-family="AdvTTa86e0a63" style:font-pitch="variable"/>
    <style:font-face style:name="AdvTTa86e0a631" svg:font-family="AdvTTa86e0a63"/>
    <style:font-face style:name="AdvTTb278f7d1" svg:font-family="AdvTTb278f7d1" style:font-pitch="variable"/>
    <style:font-face style:name="AdvTTb278f7d1+20" svg:font-family="AdvTTb278f7d1+20" style:font-pitch="variable"/>
    <style:font-face style:name="AdvTTb278f7d1+201" svg:font-family="AdvTTb278f7d1+20"/>
    <style:font-face style:name="AdvTTb278f7d11" svg:font-family="AdvTTb278f7d1"/>
    <style:font-face style:name="AdvTTcd7bcd39" svg:font-family="AdvTTcd7bcd39"/>
    <style:font-face style:name="AdvTTcd7bcd391" svg:font-family="AdvTTcd7bcd39" style:font-pitch="variable"/>
    <style:font-face style:name="AdvTTd7835f12" svg:font-family="AdvTTd7835f12"/>
    <style:font-face style:name="AdvTTd7835f12+20" svg:font-family="AdvTTd7835f12+20"/>
    <style:font-face style:name="AdvTTd7835f12+201" svg:font-family="AdvTTd7835f12+20" style:font-pitch="variable"/>
    <style:font-face style:name="AdvTTd7835f12+2a" svg:font-family="AdvTTd7835f12+2a"/>
    <style:font-face style:name="AdvTTd7835f12+2a1" svg:font-family="AdvTTd7835f12+2a" style:font-pitch="variable"/>
    <style:font-face style:name="AdvTTd7835f121" svg:font-family="AdvTTd7835f12" style:font-pitch="variable"/>
    <style:font-face style:name="AdvTTec37d199" svg:font-family="AdvTTec37d199" style:font-pitch="variable"/>
    <style:font-face style:name="AdvTTec37d199+02" svg:font-family="AdvTTec37d199+02" style:font-pitch="variable"/>
    <style:font-face style:name="AdvTTec37d199+021" svg:font-family="AdvTTec37d199+02"/>
    <style:font-face style:name="AdvTTec37d199+20" svg:font-family="AdvTTec37d199+20"/>
    <style:font-face style:name="AdvTTec37d199+201" svg:font-family="AdvTTec37d199+20" style:font-pitch="variable"/>
    <style:font-face style:name="AdvTTec37d1991" svg:font-family="AdvTTec37d199"/>
    <style:font-face style:name="AdvTTf03bd20d.I" svg:font-family="AdvTTf03bd20d.I" style:font-pitch="variable"/>
    <style:font-face style:name="AdvTTf03bd20d.I+01" svg:font-family="AdvTTf03bd20d.I+01" style:font-pitch="variable"/>
    <style:font-face style:name="AdvTTf03bd20d.I+011" svg:font-family="AdvTTf03bd20d.I+01"/>
    <style:font-face style:name="AdvTTf03bd20d.I+20" svg:font-family="AdvTTf03bd20d.I+20" style:font-pitch="variable"/>
    <style:font-face style:name="AdvTTf03bd20d.I+201" svg:font-family="AdvTTf03bd20d.I+20"/>
    <style:font-face style:name="AdvTTf03bd20d.I1" svg:font-family="AdvTTf03bd20d.I"/>
    <style:font-face style:name="AdvTTf99636c8.B" svg:font-family="AdvTTf99636c8.B"/>
    <style:font-face style:name="AdvTTf99636c8.B1" svg:font-family="AdvTTf99636c8.B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6b093"/>
    </style:style>
    <style:style style:name="gr2" style:family="graphic" style:parent-style-name="standard">
      <style:graphic-properties draw:stroke="dash" draw:stroke-dash="stroke-dash108" svg:stroke-width="0.023cm" svg:stroke-color="#2a7196" draw:stroke-linejoin="miter" svg:stroke-linecap="square" draw:fill="none" fo:padding-top="0.011cm" fo:padding-bottom="0.011cm" fo:padding-left="0.011cm" fo:padding-right="0.011cm"/>
    </style:style>
    <style:style style:name="gr3" style:family="graphic" style:parent-style-name="standard">
      <style:graphic-properties draw:stroke="dash" draw:stroke-dash="stroke-dash82" svg:stroke-width="0.011cm" svg:stroke-color="#231f20" draw:stroke-linejoin="miter" svg:stroke-linecap="butt" draw:fill="none" fo:padding-top="0.005cm" fo:padding-bottom="0.005cm" fo:padding-left="0.005cm" fo:padding-right="0.005cm"/>
    </style:style>
    <style:style style:name="gr4" style:family="graphic" style:parent-style-name="standard">
      <style:graphic-properties draw:stroke="dash" draw:stroke-dash="stroke-dash82" svg:stroke-width="0.035cm" svg:stroke-color="#a6216a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23cm" svg:stroke-color="#231f20" draw:stroke-linejoin="miter" svg:stroke-linecap="square" draw:fill="solid" draw:fill-color="#e2e2e8" fo:padding-top="0.011cm" fo:padding-bottom="0.011cm" fo:padding-left="0.011cm" fo:padding-right="0.011cm"/>
    </style:style>
    <style:style style:name="gr6" style:family="graphic" style:parent-style-name="standard">
      <style:graphic-properties draw:stroke="solid" svg:stroke-width="0.023cm" svg:stroke-color="#231f20" draw:stroke-linejoin="round" svg:stroke-linecap="round" draw:fill="none" fo:padding-top="0.011cm" fo:padding-bottom="0.011cm" fo:padding-left="0.011cm" fo:padding-right="0.011cm"/>
    </style:style>
    <style:style style:name="gr7" style:family="graphic" style:parent-style-name="standard">
      <style:graphic-properties draw:stroke="none" draw:fill="solid" draw:fill-color="#231f20"/>
    </style:style>
    <style:style style:name="gr8" style:family="graphic" style:parent-style-name="standard">
      <style:graphic-properties draw:stroke="solid" svg:stroke-width="0.023cm" svg:stroke-color="#2a7196" draw:stroke-linejoin="round" svg:stroke-linecap="round" draw:fill="none" fo:padding-top="0.011cm" fo:padding-bottom="0.011cm" fo:padding-left="0.011cm" fo:padding-right="0.011cm"/>
    </style:style>
    <style:style style:name="gr9" style:family="graphic" style:parent-style-name="standard">
      <style:graphic-properties draw:stroke="none" draw:fill="solid" draw:fill-color="#ef6a45"/>
    </style:style>
    <style:style style:name="gr10" style:family="graphic" style:parent-style-name="standard">
      <style:graphic-properties draw:stroke="none" draw:fill="solid" draw:fill-color="#212a5b"/>
    </style:style>
    <style:style style:name="gr11" style:family="graphic" style:parent-style-name="standard">
      <style:graphic-properties draw:stroke="solid" svg:stroke-width="0.046cm" svg:stroke-color="#2a7196" draw:stroke-linejoin="round" svg:stroke-linecap="round" draw:fill="none" fo:padding-top="0.023cm" fo:padding-bottom="0.023cm" fo:padding-left="0.023cm" fo:padding-right="0.023cm"/>
    </style:style>
    <style:style style:name="gr12" style:family="graphic" style:parent-style-name="standard">
      <style:graphic-properties draw:stroke="none" draw:fill="solid" draw:fill-color="#2e75b5"/>
    </style:style>
    <style:style style:name="gr13" style:family="graphic" style:parent-style-name="standard">
      <style:graphic-properties draw:stroke="none" draw:fill="solid" draw:fill-color="#a6206a"/>
    </style:style>
    <style:style style:name="gr14" style:family="graphic" style:parent-style-name="standard">
      <style:graphic-properties draw:stroke="dash" draw:stroke-dash="stroke-dash145" svg:stroke-width="0.046cm" svg:stroke-color="#ef6a45" draw:stroke-linejoin="round" svg:stroke-linecap="round" draw:fill="none" fo:padding-top="0.023cm" fo:padding-bottom="0.023cm" fo:padding-left="0.023cm" fo:padding-right="0.023cm"/>
    </style:style>
    <style:style style:name="gr15" style:family="graphic" style:parent-style-name="standard">
      <style:graphic-properties draw:stroke="dash" draw:stroke-dash="stroke-dash93" svg:stroke-width="0.046cm" svg:stroke-color="#2a7196" draw:stroke-linejoin="round" svg:stroke-linecap="round" draw:fill="none" fo:padding-top="0.023cm" fo:padding-bottom="0.023cm" fo:padding-left="0.023cm" fo:padding-right="0.023cm"/>
    </style:style>
    <style:style style:name="gr16" style:family="graphic" style:parent-style-name="standard">
      <style:graphic-properties draw:stroke="none" draw:fill="solid" draw:fill-color="#a6216a"/>
    </style:style>
    <style:style style:name="gr17" style:family="graphic" style:parent-style-name="standard">
      <style:graphic-properties draw:stroke="none" draw:fill="solid" draw:fill-color="#2a7196"/>
    </style:style>
    <style:style style:name="gr18" style:family="graphic" style:parent-style-name="standard">
      <style:graphic-properties draw:stroke="solid" svg:stroke-width="0.035cm" svg:stroke-color="#231f20" draw:stroke-linejoin="round" svg:stroke-linecap="round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23cm" svg:stroke-color="#f06a44" draw:stroke-linejoin="round" svg:stroke-linecap="round" draw:fill="none" fo:padding-top="0.011cm" fo:padding-bottom="0.011cm" fo:padding-left="0.011cm" fo:padding-right="0.011cm"/>
    </style:style>
    <style:style style:name="gr20" style:family="graphic" style:parent-style-name="standard">
      <style:graphic-properties draw:stroke="none" draw:fill="solid" draw:fill-color="#f06a44"/>
    </style:style>
    <style:style style:name="gr21" style:family="graphic" style:parent-style-name="standard">
      <style:graphic-properties draw:stroke="solid" svg:stroke-width="0.046cm" svg:stroke-color="#ef6a45" draw:stroke-linejoin="round" svg:stroke-linecap="round" draw:fill="none" fo:padding-top="0.023cm" fo:padding-bottom="0.023cm" fo:padding-left="0.023cm" fo:padding-right="0.023cm"/>
    </style:style>
    <style:style style:name="gr22" style:family="graphic" style:parent-style-name="standard">
      <style:graphic-properties draw:stroke="solid" svg:stroke-width="0.052cm" svg:stroke-color="#212a5b" draw:stroke-linejoin="round" svg:stroke-linecap="round" draw:fill="none" fo:padding-top="0.026cm" fo:padding-bottom="0.026cm" fo:padding-left="0.026cm" fo:padding-right="0.026cm"/>
    </style:style>
    <style:style style:name="gr23" style:family="graphic" style:parent-style-name="standard">
      <style:graphic-properties draw:stroke="dash" draw:stroke-dash="stroke-dash108" svg:stroke-width="0.023cm" svg:stroke-color="#ef6a45" draw:stroke-linejoin="miter" svg:stroke-linecap="square" draw:fill="none" fo:padding-top="0.011cm" fo:padding-bottom="0.011cm" fo:padding-left="0.011cm" fo:padding-right="0.011cm"/>
    </style:style>
    <style:style style:name="gr24" style:family="graphic" style:parent-style-name="standard">
      <style:graphic-properties draw:stroke="solid" svg:stroke-width="0.023cm" svg:stroke-color="#ef6a45" draw:stroke-linejoin="round" svg:stroke-linecap="round" draw:fill="none" fo:padding-top="0.011cm" fo:padding-bottom="0.011cm" fo:padding-left="0.011cm" fo:padding-right="0.011cm"/>
    </style:style>
    <style:style style:name="gr25" style:family="graphic" style:parent-style-name="standard">
      <style:graphic-properties draw:stroke="solid" svg:stroke-width="0.023cm" svg:stroke-color="#f06a44" draw:stroke-linejoin="miter" svg:stroke-linecap="butt" draw:fill="none" fo:padding-top="0.011cm" fo:padding-bottom="0.011cm" fo:padding-left="0.011cm" fo:padding-right="0.011cm"/>
    </style:style>
    <style:style style:name="gr26" style:family="graphic" style:parent-style-name="standard">
      <style:graphic-properties draw:stroke="dash" draw:stroke-dash="stroke-dash126" svg:stroke-width="0.017cm" svg:stroke-color="#a6206a" draw:stroke-linejoin="round" svg:stroke-linecap="round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dash" draw:stroke-dash="stroke-dash115" svg:stroke-width="0.046cm" svg:stroke-color="#2a7196" draw:stroke-linejoin="round" svg:stroke-linecap="round" draw:fill="none" fo:padding-top="0.023cm" fo:padding-bottom="0.023cm" fo:padding-left="0.023cm" fo:padding-right="0.023cm"/>
    </style:style>
    <style:style style:name="gr28" style:family="graphic" style:parent-style-name="standard">
      <style:graphic-properties draw:stroke="dash" draw:stroke-dash="stroke-dash82" svg:stroke-width="0.035cm" svg:stroke-color="#2a7196" draw:stroke-linejoin="round" svg:stroke-linecap="round" draw:fill="none" fo:padding-top="0.017cm" fo:padding-bottom="0.017cm" fo:padding-left="0.017cm" fo:padding-right="0.017cm"/>
    </style:style>
    <style:style style:name="gr29" style:family="graphic" style:parent-style-name="standard">
      <style:graphic-properties draw:stroke="none" svg:stroke-color="#000000" draw:fill="solid" draw:fill-color="#2a7196" draw:textarea-horizontal-align="center" draw:textarea-vertical-align="middle" fo:min-height="0.372cm" draw:shadow="hidden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2a7196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31" style:family="graphic" style:parent-style-name="standard">
      <style:graphic-properties draw:stroke="solid" draw:stroke-dash="Dot" svg:stroke-width="0.035cm" svg:stroke-color="#2a7196" draw:stroke-linejoin="round" svg:stroke-linecap="round" draw:fill="none" fo:padding-top="0.017cm" fo:padding-bottom="0.017cm" fo:padding-left="0.017cm" fo:padding-right="0.017cm"/>
    </style:style>
    <style:style style:name="P1" style:family="paragraph">
      <loext:graphic-properties draw:fill="solid" draw:fill-color="#f6b093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2e2e8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ef6a45"/>
    </style:style>
    <style:style style:name="P6" style:family="paragraph">
      <loext:graphic-properties draw:fill="solid" draw:fill-color="#212a5b"/>
    </style:style>
    <style:style style:name="P7" style:family="paragraph">
      <loext:graphic-properties draw:fill="solid" draw:fill-color="#2e75b5"/>
    </style:style>
    <style:style style:name="P8" style:family="paragraph">
      <loext:graphic-properties draw:fill="solid" draw:fill-color="#a6206a"/>
    </style:style>
    <style:style style:name="P9" style:family="paragraph">
      <loext:graphic-properties draw:fill="solid" draw:fill-color="#a6216a"/>
    </style:style>
    <style:style style:name="P10" style:family="paragraph">
      <loext:graphic-properties draw:fill="solid" draw:fill-color="#2a7196"/>
    </style:style>
    <style:style style:name="P11" style:family="paragraph">
      <loext:graphic-properties draw:fill="solid" draw:fill-color="#f06a44"/>
    </style:style>
    <style:style style:name="P12" style:family="paragraph">
      <loext:graphic-properties draw:fill="solid" draw:fill-color="#2a7196"/>
      <style:paragraph-properties fo:text-align="center"/>
      <style:text-properties style:font-name="MathJax_Math"/>
    </style:style>
    <style:style style:name="P13" style:family="paragraph">
      <loext:graphic-properties draw:fill="solid" draw:fill-color="#2a7196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2a719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.225cm" svg:height="1.29cm" svg:x="5.588cm" svg:y="1.587cm" svg:viewBox="0 0 1226 1291" svg:d="M1192 0l-1185 1251c-4 4-6 10-7 15v2c1 6 3 12 8 16 4 4 10 6 15 7h1c6-1 12-3 17-8l1185-1250z">
          <text:p/>
        </draw:path>
        <draw:polygon draw:style-name="gr1" draw:text-style-name="P1" draw:layer="layout" svg:width="0.224cm" svg:height="0.227cm" svg:x="6.711cm" svg:y="1.457cm" svg:viewBox="0 0 225 228" draw:points="225,0 0,67 170,228">
          <text:p/>
        </draw:polygon>
        <draw:path draw:style-name="gr2" draw:text-style-name="P2" draw:layer="layout" svg:width="2.901cm" svg:height="0.309cm" svg:x="5.5cm" svg:y="2.679cm" svg:viewBox="0 0 2902 310" svg:d="M2902 92c2 83-737 192-1449 211s-1451 2-1453-79c-3-82 734-199 1446-218 712-18 1454 4 1456 86z">
          <text:p/>
        </draw:path>
        <draw:line draw:style-name="gr3" draw:text-style-name="P2" draw:layer="layout" svg:x1="6.934cm" svg:y1="7.728cm" svg:x2="12.816cm" svg:y2="7.76cm">
          <text:p/>
        </draw:line>
        <draw:line draw:style-name="gr3" draw:text-style-name="P2" draw:layer="layout" svg:x1="6.936cm" svg:y1="0.769cm" svg:x2="6.936cm" svg:y2="10.807cm">
          <text:p/>
        </draw:line>
        <draw:line draw:style-name="gr4" draw:text-style-name="P2" draw:layer="layout" svg:x1="5.146cm" svg:y1="11.307cm" svg:x2="6.939cm" svg:y2="7.736cm">
          <text:p/>
        </draw:line>
        <draw:path draw:style-name="gr5" draw:text-style-name="P3" draw:layer="layout" svg:width="9.943cm" svg:height="3.853cm" svg:x="1.982cm" svg:y="5.812cm" svg:viewBox="0 0 9944 3854" svg:d="M14 3242c-207-778 1846-1998 4583-2724 2739-726 5126-683 5332 95 207 778-1845 1999-4584 2724-2738 726-5125 683-5331-95z">
          <text:p/>
        </draw:path>
        <draw:line draw:style-name="gr6" draw:text-style-name="P2" draw:layer="layout" svg:x1="2.934cm" svg:y1="7.816cm" svg:x2="2.542cm" svg:y2="8.114cm">
          <text:p/>
        </draw:line>
        <draw:polygon draw:style-name="gr7" draw:text-style-name="P4" draw:layer="layout" svg:width="0.196cm" svg:height="0.172cm" svg:x="2.399cm" svg:y="8.051cm" svg:viewBox="0 0 197 173" draw:points="197,106 0,173 117,0">
          <text:p/>
        </draw:polygon>
        <draw:line draw:style-name="gr6" draw:text-style-name="P2" draw:layer="layout" svg:x1="3.433cm" svg:y1="9.652cm" svg:x2="3.999cm" svg:y2="9.656cm">
          <text:p/>
        </draw:line>
        <draw:polygon draw:style-name="gr7" draw:text-style-name="P4" draw:layer="layout" svg:width="0.197cm" svg:height="0.131cm" svg:x="3.982cm" svg:y="9.589cm" svg:viewBox="0 0 198 132" draw:points="0,0 198,68 0,132">
          <text:p/>
        </draw:polygon>
        <draw:line draw:style-name="gr6" draw:text-style-name="P2" draw:layer="layout" svg:x1="10.383cm" svg:y1="5.817cm" svg:x2="9.75cm" svg:y2="5.822cm">
          <text:p/>
        </draw:line>
        <draw:polygon draw:style-name="gr7" draw:text-style-name="P4" draw:layer="layout" svg:width="0.197cm" svg:height="0.131cm" svg:x="9.57cm" svg:y="5.756cm" svg:viewBox="0 0 198 132" draw:points="198,132 0,67 197,0">
          <text:p/>
        </draw:polygon>
        <draw:line draw:style-name="gr6" draw:text-style-name="P2" draw:layer="layout" svg:x1="9.745cm" svg:y1="8.298cm" svg:x2="10.385cm" svg:y2="7.977cm">
          <text:p/>
        </draw:line>
        <draw:polygon draw:style-name="gr7" draw:text-style-name="P4" draw:layer="layout" svg:width="0.205cm" svg:height="0.147cm" svg:x="10.341cm" svg:y="7.897cm" svg:viewBox="0 0 206 148" draw:points="0,29 206,0 58,148">
          <text:p/>
        </draw:polygon>
        <draw:path draw:style-name="gr8" draw:text-style-name="P2" draw:layer="layout" svg:width="2.164cm" svg:height="0.297cm" svg:x="6.224cm" svg:y="4.653cm" svg:viewBox="0 0 2165 298" svg:d="M0 253c665-380 1505-304 2165 45">
          <text:p/>
        </draw:path>
        <draw:path draw:style-name="gr7" draw:text-style-name="P4" draw:layer="layout" svg:width="0.136cm" svg:height="0.156cm" svg:x="5.409cm" svg:y="11.588cm" svg:viewBox="0 0 137 157" svg:d="M101 117c7-12 10-26 10-41 0-14-2-26-7-35-8-13-19-20-36-20-15 0-26 6-33 18-6 11-10 26-10 43 1 15 4 28 11 39 7 10 18 15 32 15 17 0 28-7 33-19zM117 18c13 13 20 31 20 57 0 23-5 43-17 59-11 15-30 23-54 23-20 0-36-6-48-20s-18-32-18-55c0-26 6-45 18-60 13-15 29-22 50-22 19 0 36 6 49 18z">
          <text:p/>
        </draw:path>
        <draw:path draw:style-name="gr7" draw:text-style-name="P4" draw:layer="layout" svg:width="0.131cm" svg:height="0.206cm" svg:x="5.57cm" svg:y="11.536cm" svg:viewBox="0 0 132 207" svg:d="M97 169c6-10 9-24 9-42 0-15-3-29-10-39s-17-15-30-15c-11 0-21 4-29 13-9 8-13 23-13 42 0 14 2 25 6 34 7 16 19 24 37 24 13-1 23-6 30-17zM0 0h25v73c6-7 12-13 20-16 7-4 15-6 24-6 18 0 33 6 45 18 11 13 17 31 18 57 0 23-6 42-17 58-11 15-27 23-47 23-11 0-20-2-28-8-5-3-10-8-15-15v19h-24z">
          <text:p/>
        </draw:path>
        <draw:path draw:style-name="gr7" draw:text-style-name="P4" draw:layer="layout" svg:width="0.122cm" svg:height="0.156cm" svg:x="5.719cm" svg:y="11.586cm" svg:viewBox="0 0 123 157" svg:d="M23 106c1 8 3 14 7 19 6 8 17 11 33 11 10 0 18-2 25-6 8-4 11-10 11-18 0-7-3-11-9-15-3-2-10-4-21-7l-21-4c-13-3-22-7-28-11-11-6-17-16-17-28 0-14 5-25 15-34s24-13 41-13c23 0 40 6 50 19 6 8 9 17 9 26l-23 1c-1-6-3-11-7-16-5-6-15-9-31-9-9 0-17 2-21 6-5 3-8 8-8 14s4 11 10 15c4 2 9 4 17 7l17 4c18 4 31 8 37 12 9 6 14 16 14 30 0 13-4 24-14 34-10 9-26 14-47 14-22 0-38-5-47-14-10-10-15-22-15-37z">
          <text:p/>
        </draw:path>
        <draw:path draw:style-name="gr7" draw:text-style-name="P4" draw:layer="layout" svg:width="0.134cm" svg:height="0.156cm" svg:x="5.859cm" svg:y="11.585cm" svg:viewBox="0 0 135 157" svg:d="M109 66c-1-12-3-20-7-27-7-12-18-17-34-17-11 0-20 4-28 12-7 8-11 19-12 33zM100 7c10 5 17 11 22 19 5 7 9 16 10 26 2 8 3 18 3 33l-107 1c1 15 4 27 11 36 6 9 17 13 30 13s23-4 31-13c4-5 7-10 9-17h24c-1 5-3 11-6 18-4 7-8 12-12 16-8 8-17 13-28 15-6 2-12 3-20 3-18 0-33-7-46-20s-20-32-21-56c0-23 7-44 20-58 13-15 29-23 50-23 10 0 20 2 30 7z">
          <text:p/>
        </draw:path>
        <draw:path draw:style-name="gr7" draw:text-style-name="P4" draw:layer="layout" svg:width="0.072cm" svg:height="0.151cm" svg:x="6.029cm" svg:y="11.584cm" svg:viewBox="0 0 73 152" svg:d="M0 4l24-1 1 26c1-5 6-11 14-18 7-7 16-11 25-11 1 0 2 0 3 0s3 0 5 0l1 27c-2-1-3-1-4-1-2 0-3 0-4 0-13 0-22 4-29 12s-10 17-10 28l1 85-26 1z">
          <text:p/>
        </draw:path>
        <draw:polygon draw:style-name="gr7" draw:text-style-name="P4" draw:layer="layout" svg:width="0.136cm" svg:height="0.148cm" svg:x="6.103cm" svg:y="11.586cm" svg:viewBox="0 0 137 149" draw:points="29,1 69,121 110,0 137,0 82,148 55,149 0,1">
          <text:p/>
        </draw:polygon>
        <draw:path draw:style-name="gr7" draw:text-style-name="P4" draw:layer="layout" svg:width="0.134cm" svg:height="0.156cm" svg:x="6.252cm" svg:y="11.582cm" svg:viewBox="0 0 135 157" svg:d="M109 66c-1-12-3-20-7-27-7-12-18-18-34-17-11 0-20 4-28 12-7 8-11 19-12 32zM100 7c10 5 17 11 22 19 5 7 9 16 10 26 2 7 3 18 3 33l-107 1c0 15 4 27 11 36 6 9 16 13 30 13 13 0 23-4 31-13 4-5 7-11 9-17h24c-1 5-3 11-6 18-4 6-8 12-12 16-8 8-17 13-28 15-6 2-12 2-20 3-18 0-34-7-46-20-14-13-20-32-21-56 0-24 6-44 20-58 13-15 29-23 50-23 10 0 20 2 30 7z">
          <text:p/>
        </draw:path>
        <draw:path draw:style-name="gr7" draw:text-style-name="P4" draw:layer="layout" svg:width="0.072cm" svg:height="0.151cm" svg:x="6.415cm" svg:y="11.581cm" svg:viewBox="0 0 73 152" svg:d="M0 5l24-1v26c2-5 7-11 14-18 7-8 16-12 27-12 0 0 1 0 2 0s3 0 6 0v28c-1-1-3-1-4-1s-3 0-4 0c-13 0-23 4-30 12-6 8-9 17-9 28v84l-24 1z">
          <text:p/>
        </draw:path>
        <draw:path draw:style-name="gr9" draw:text-style-name="P5" draw:layer="layout" svg:width="0.251cm" svg:height="0.32cm" svg:x="8.652cm" svg:y="6.325cm" svg:viewBox="0 0 252 321" svg:d="M60 219c2 15 6 25 12 32 11 13 29 19 54 18 16 0 28-1 37-5 18-6 27-18 27-35 0-11-4-19-13-24-9-6-23-10-42-14l-33-7c-33-7-55-15-67-23-21-14-31-36-31-65 0-27 9-50 29-68s49-28 88-28c33 0 60 8 84 25 23 17 35 41 37 73l-62 1c-1-18-10-31-25-39-10-5-23-7-38-7-17 0-30 3-40 10s-15 16-15 28c0 11 5 19 15 24 7 3 20 7 41 12l53 12c23 6 42 13 54 22 18 14 27 35 27 63 1 27-10 50-31 69-22 18-53 28-92 28-40 0-71-8-94-26s-35-43-35-75z">
          <text:p/>
        </draw:path>
        <draw:path draw:style-name="gr9" draw:text-style-name="P5" draw:layer="layout" svg:width="0.135cm" svg:height="0.155cm" svg:x="8.925cm" svg:y="6.545cm" svg:viewBox="0 0 136 156" svg:d="M96 57c-1-5-3-10-6-15-4-6-11-8-20-8-13 0-22 6-26 19-3 7-4 16-4 27s1 19 4 26c5 12 13 18 26 18 9 0 15-3 19-8s6-11 7-19h40c-1 12-5 23-13 33-13 17-30 25-54 26-23 0-41-7-52-21s-17-32-17-54c0-25 6-44 18-58s29-22 51-23c18 0 33 4 46 13 11 8 18 23 21 44z">
          <text:p/>
        </draw:path>
        <draw:polygon draw:style-name="gr10" draw:text-style-name="P6" draw:layer="layout" svg:width="0.217cm" svg:height="0.304cm" svg:x="7.02cm" svg:y="1.136cm" svg:viewBox="0 0 218 305" draw:points="0,1 63,0 65,250 218,249 218,304 2,305">
          <text:p/>
        </draw:polygon>
        <draw:path draw:style-name="gr9" draw:text-style-name="P5" draw:layer="layout" svg:width="0.215cm" svg:height="0.303cm" svg:x="5.589cm" svg:y="1.748cm" svg:viewBox="0 0 216 304" svg:d="M112 274c22-1 38-10 48-27 11-16 16-34 16-53-1-11-2-21-4-29s-5-15-9-20c-3-5-6-9-10-13-3-3-6-6-8-7-6-5-14-8-24-8-54 1-80 28-80 83 0 20 6 38 18 52 13 14 31 22 53 22zM21 2l167-2 1 31-120 1v1l75 48c28 18 47 37 58 55 9 19 14 38 14 58 0 29-9 54-27 76-19 22-45 33-81 34-33 0-59-10-78-30-19-19-29-45-30-76 0-66 34-103 102-109v-1l-81-56z">
          <text:p/>
        </draw:path>
        <draw:path draw:style-name="gr9" draw:text-style-name="P5" draw:layer="layout" svg:width="0.122cm" svg:height="0.152cm" svg:x="5.811cm" svg:y="1.957cm" svg:viewBox="0 0 123 153" svg:d="M105 12c10 7 16 21 18 40h-23c-3-9-6-16-11-22s-14-8-25-8c-15 0-26 7-33 22-4 10-6 22-6 36 0 15 4 27 10 37 6 9 15 15 28 15 10 0 18-4 24-10s10-15 13-25l23-1c-2 19-9 33-19 43-12 9-26 14-42 14-19 0-34-7-45-20-11-15-17-32-17-53-1-25 5-44 18-58 12-15 27-22 46-22 16 0 29 4 41 12z">
          <text:p/>
        </draw:path>
        <draw:path draw:style-name="gr6" draw:text-style-name="P2" draw:layer="layout" svg:width="0.179cm" svg:height="0.744cm" svg:x="9.588cm" svg:y="8.557cm" svg:viewBox="0 0 180 745" svg:d="M122 745c146-301-15-593-122-745">
          <text:p/>
        </draw:path>
        <draw:path draw:style-name="gr7" draw:text-style-name="P4" draw:layer="layout" svg:width="0.165cm" svg:height="0.196cm" svg:x="9.508cm" svg:y="8.45cm" svg:viewBox="0 0 166 197" svg:d="M97 133l-27 64-3-1-26-101c-14-32-28-63-41-95 25 23 51 46 78 68l88 57v2z">
          <text:p/>
        </draw:path>
        <draw:line draw:style-name="gr11" draw:text-style-name="P2" draw:layer="layout" svg:x1="6.938cm" svg:y1="7.737cm" svg:x2="11.717cm" svg:y2="6.47cm">
          <text:p/>
        </draw:line>
        <draw:polygon draw:style-name="gr12" draw:text-style-name="P7" draw:layer="layout" svg:width="0.231cm" svg:height="0.205cm" svg:x="11.664cm" svg:y="6.374cm" svg:viewBox="0 0 232 206" draw:points="0,0 232,48 54,206">
          <text:p/>
        </draw:polygon>
        <draw:polygon draw:style-name="gr13" draw:text-style-name="P8" draw:layer="layout" svg:width="0.271cm" svg:height="0.306cm" svg:x="9.119cm" svg:y="3.394cm" svg:viewBox="0 0 272 307" draw:points="0,2 63,2 64,127 181,0 263,0 139,126 272,304 191,305 95,172 65,205 66,306 3,307">
          <text:p/>
        </draw:polygon>
        <draw:line draw:style-name="gr14" draw:text-style-name="P2" draw:layer="layout" svg:x1="8.278cm" svg:y1="6.406cm" svg:x2="8.446cm" svg:y2="8.089cm">
          <text:p/>
        </draw:line>
        <draw:line draw:style-name="gr14" draw:text-style-name="P2" draw:layer="layout" svg:x1="6.938cm" svg:y1="7.736cm" svg:x2="8.446cm" svg:y2="8.089cm">
          <text:p/>
        </draw:line>
        <draw:line draw:style-name="gr15" draw:text-style-name="P2" draw:layer="layout" svg:x1="5.279cm" svg:y1="1.383cm" svg:x2="5.641cm" svg:y2="2.829cm">
          <text:p/>
        </draw:line>
        <draw:line draw:style-name="gr4" draw:text-style-name="P2" draw:layer="layout" svg:x1="7.017cm" svg:y1="7.631cm" svg:x2="8.917cm" svg:y2="3.968cm">
          <text:p/>
        </draw:line>
        <draw:polygon draw:style-name="gr16" draw:text-style-name="P9" draw:layer="layout" svg:width="0.249cm" svg:height="0.28cm" svg:x="8.773cm" svg:y="3.789cm" svg:viewBox="0 0 250 281" draw:points="250,281 237,0 0,151">
          <text:p/>
        </draw:polygon>
        <draw:polygon draw:style-name="gr17" draw:text-style-name="P10" draw:layer="layout" svg:width="0.217cm" svg:height="0.304cm" svg:x="5.437cm" svg:y="3.029cm" svg:viewBox="0 0 218 305" draw:points="0,1 63,0 65,250 217,249 218,303 2,305">
          <text:p/>
        </draw:polygon>
        <draw:path draw:style-name="gr9" draw:text-style-name="P5" draw:layer="layout" svg:width="0.271cm" svg:height="0.298cm" svg:x="7.421cm" svg:y="8.273cm" svg:viewBox="0 0 272 299" svg:d="M155 232c25-1 44-9 57-24 12-15 19-34 18-59 0-50-26-78-77-82zM116 68c-51 5-77 32-76 83 0 24 7 44 21 58 13 15 31 22 56 23zM117 265c-33 0-60-10-82-30-23-19-35-45-35-80-1-36 9-64 30-86 20-22 49-34 85-34v-34l38-1v34c37 0 66 11 88 33 20 22 30 50 31 86 0 35-11 61-33 81-23 20-51 30-84 31v34h-38z">
          <text:p/>
        </draw:path>
        <draw:path draw:style-name="gr9" draw:text-style-name="P5" draw:layer="layout" svg:width="0.123cm" svg:height="0.152cm" svg:x="7.709cm" svg:y="8.506cm" svg:viewBox="0 0 124 153" svg:d="M105 12c10 7 17 21 19 40h-24c-1-9-4-16-10-22-5-6-13-8-24-8-16 0-26 7-33 22-5 10-7 22-7 37s3 27 10 37c6 9 16 14 29 14 10 0 18-3 24-9s10-15 12-25h23c-2 19-9 33-20 41-10 9-24 14-41 14-18 0-33-7-46-20-11-14-17-31-17-52 0-26 6-45 18-59 13-15 29-22 48-22 16 0 29 4 39 12z">
          <text:p/>
        </draw:path>
        <draw:polyline draw:style-name="gr18" draw:text-style-name="P2" draw:layer="layout" svg:width="0.491cm" svg:height="0.69cm" svg:x="4.943cm" svg:y="11.101cm" svg:viewBox="0 0 492 691" draw:points="20,0 0,691 492,225">
          <text:p/>
        </draw:polyline>
        <draw:path draw:style-name="gr18" draw:text-style-name="P2" draw:layer="layout" svg:width="0.233cm" svg:height="0.161cm" svg:x="4.954cm" svg:y="11.392cm" svg:viewBox="0 0 234 162" svg:d="M0 6c99-27 204 43 234 156">
          <text:p/>
        </draw:path>
        <draw:line draw:style-name="gr19" draw:text-style-name="P2" draw:layer="layout" svg:x1="5.649cm" svg:y1="5.986cm" svg:x2="5.316cm" svg:y2="5.666cm">
          <text:p/>
        </draw:line>
        <draw:path draw:style-name="gr20" draw:text-style-name="P11" draw:layer="layout" svg:width="0.184cm" svg:height="0.181cm" svg:x="5.56cm" svg:y="5.897cm" svg:viewBox="0 0 185 182" svg:d="M68 69l-68 17 1 3 97 39c29 18 58 36 87 54-19-29-38-58-57-86l-43-95-2-1z">
          <text:p/>
        </draw:path>
        <draw:line draw:style-name="gr21" draw:text-style-name="P2" draw:layer="layout" svg:x1="6.938cm" svg:y1="7.737cm" svg:x2="8.146cm" svg:y2="6.462cm">
          <text:p/>
        </draw:line>
        <draw:polygon draw:style-name="gr9" draw:text-style-name="P5" draw:layer="layout" svg:width="0.224cm" svg:height="0.227cm" svg:x="8.037cm" svg:y="6.34cm" svg:viewBox="0 0 225 228" draw:points="170,228 225,0 0,66">
          <text:p/>
        </draw:polygon>
        <draw:line draw:style-name="gr11" draw:text-style-name="P2" draw:layer="layout" svg:x1="6.939cm" svg:y1="7.737cm" svg:x2="5.687cm" svg:y2="3.007cm">
          <text:p/>
        </draw:line>
        <draw:polygon draw:style-name="gr17" draw:text-style-name="P10" draw:layer="layout" svg:width="0.226cm" svg:height="0.226cm" svg:x="5.583cm" svg:y="2.844cm" svg:viewBox="0 0 227 227" draw:points="227,167 61,0 0,227">
          <text:p/>
        </draw:polygon>
        <draw:line draw:style-name="gr11" draw:text-style-name="P2" draw:layer="layout" svg:x1="6.938cm" svg:y1="7.736cm" svg:x2="7.491cm" svg:y2="8.926cm">
          <text:p/>
        </draw:line>
        <draw:polygon draw:style-name="gr17" draw:text-style-name="P10" draw:layer="layout" svg:width="0.211cm" svg:height="0.233cm" svg:x="7.37cm" svg:y="8.845cm" svg:viewBox="0 0 212 234" draw:points="0,98 192,234 212,0">
          <text:p/>
        </draw:polygon>
        <draw:line draw:style-name="gr22" draw:text-style-name="P2" draw:layer="layout" svg:x1="6.94cm" svg:y1="7.668cm" svg:x2="6.929cm" svg:y2="1.572cm">
          <text:p/>
        </draw:line>
        <draw:polygon draw:style-name="gr10" draw:text-style-name="P6" draw:layer="layout" svg:width="0.263cm" svg:height="0.228cm" svg:x="6.798cm" svg:y="1.383cm" svg:viewBox="0 0 264 229" draw:points="264,229 132,0 0,229">
          <text:p/>
        </draw:polygon>
        <draw:path draw:style-name="gr23" draw:text-style-name="P2" draw:layer="layout" svg:width="2.901cm" svg:height="0.302cm" svg:x="5.5cm" svg:y="6.161cm" svg:viewBox="0 0 2902 303" svg:d="M2902 118c2 82-745 164-1457 182-712 19-1443-66-1445-147-3-82 725-130 1437-149s1463 33 1465 114z">
          <text:p/>
        </draw:path>
        <draw:path draw:style-name="gr24" draw:text-style-name="P2" draw:layer="layout" svg:width="0.497cm" svg:height="0.162cm" svg:x="5.5cm" svg:y="2.221cm" svg:viewBox="0 0 498 163" svg:d="M498 163c-94-112-280-191-498-153">
          <text:p/>
        </draw:path>
        <draw:path draw:style-name="gr17" draw:text-style-name="P10" draw:layer="layout" svg:width="0.067cm" svg:height="0.308cm" svg:x="12.026cm" svg:y="6.282cm" svg:viewBox="0 0 68 309" svg:d="M68 42h-47v-42h47zM0 272c2 0 4 0 5 1 1 0 2 0 3 0 4 0 8-1 10-4 2-2 3-6 3-12v-193h47v193c0 18-3 31-11 39-7 9-21 13-41 13-2 0-4 0-6 0-3 0-6 0-10 0z">
          <text:p/>
        </draw:path>
        <draw:path draw:style-name="gr17" draw:text-style-name="P10" draw:layer="layout" svg:width="0.046cm" svg:height="0.238cm" svg:x="7.606cm" svg:y="9.199cm" svg:viewBox="0 0 47 239" svg:d="M0 64h47v175h-47zM47 42h-47v-42h47z">
          <text:p/>
        </draw:path>
        <draw:path draw:style-name="gr7" draw:text-style-name="P4" draw:layer="layout" svg:width="0.159cm" svg:height="0.182cm" svg:x="8.585cm" svg:y="9.467cm" svg:viewBox="0 0 160 183" svg:d="M118 136c7-15 11-31 11-48 0-16-3-29-8-39-8-16-22-24-41-24-18 0-31 7-38 20-8 14-12 30-12 49 0 18 4 33 12 45 7 13 20 19 37 19 19 0 32-8 39-22zM136 22c16 15 24 36 24 65 0 28-7 50-20 68-15 19-35 28-64 28-23 0-41-8-55-24s-21-38-21-65c0-28 7-51 22-68 14-18 34-26 58-26 22 0 41 7 56 22z">
          <text:p/>
        </draw:path>
        <draw:path draw:style-name="gr7" draw:text-style-name="P4" draw:layer="layout" svg:width="0.083cm" svg:height="0.175cm" svg:x="8.78cm" svg:y="9.468cm" svg:viewBox="0 0 84 176" svg:d="M0 4h28v30c2-6 8-13 17-22 8-8 19-12 30-12 1 0 1 0 3 0 1 0 3 1 6 1v30c-1 0-3 0-4 0-2 0-3-1-5-1-15 0-26 5-34 14-7 10-11 21-11 33v99h-30z">
          <text:p/>
        </draw:path>
        <draw:path draw:style-name="gr7" draw:text-style-name="P4" draw:layer="layout" svg:width="0.151cm" svg:height="0.242cm" svg:x="8.886cm" svg:y="9.407cm" svg:viewBox="0 0 152 243" svg:d="M111 198c8-13 12-29 12-49 0-18-4-33-12-45s-19-18-34-18c-13 0-26 5-36 15-10 9-15 25-15 48 0 16 2 29 6 39 8 19 23 28 44 28 16 0 27-6 35-18zM0 0h28v86c6-9 14-15 23-19s19-7 29-7c22 0 39 8 52 22 14 15 20 37 20 65 0 27-6 50-19 68-14 19-32 28-55 28-13 0-24-3-34-10-6-3-12-9-18-19v23h-26z">
          <text:p/>
        </draw:path>
        <draw:path draw:style-name="gr7" draw:text-style-name="P4" draw:layer="layout" svg:width="0.029cm" svg:height="0.235cm" svg:x="9.071cm" svg:y="9.408cm" svg:viewBox="0 0 30 236" svg:d="M0 65h30v171h-30zM0 0h30v33h-30z">
          <text:p/>
        </draw:path>
        <draw:path draw:style-name="gr7" draw:text-style-name="P4" draw:layer="layout" svg:width="0.08cm" svg:height="0.222cm" svg:x="9.126cm" svg:y="9.424cm" svg:viewBox="0 0 81 223" svg:d="M23 0h30v48h28v23h-28v113c0 6 2 10 6 12 3 2 6 2 12 2 1 0 2 0 4 0s4 0 6-1v23c-4 1-7 2-11 2-3 1-7 1-11 1-14 0-23-3-29-10-4-7-7-16-7-27v-115h-23v-23h23z">
          <text:p/>
        </draw:path>
        <draw:path draw:style-name="gr7" draw:text-style-name="P4" draw:layer="layout" svg:width="0.162cm" svg:height="0.181cm" svg:x="9.227cm" svg:y="9.468cm" svg:viewBox="0 0 163 182" svg:d="M39 150c6 5 14 8 22 8 10 0 20-3 30-7 16-8 24-21 24-39v-23c-4 2-8 4-14 6-5 1-11 2-16 3l-18 2c-10 2-19 4-24 7-9 5-13 13-13 24 0 8 3 15 9 19zM100 73c7-1 11-4 14-9 1-2 2-6 2-11 0-10-4-18-11-22-7-5-17-7-30-7-15 0-26 4-33 12-3 6-6 12-7 21h-27c1-22 8-37 21-45s29-12 47-12c20 0 36 4 49 11 12 8 19 20 19 37v99c0 3 0 5 1 7 2 2 4 3 8 3 1 0 3 0 5 0 1-1 3-1 5-1v21c-5 1-8 2-11 3-2 0-5 0-9 0-10 0-17-3-22-11-2-3-4-9-5-15-6 7-14 14-25 20-11 5-23 8-36 8-17 0-30-5-40-14-10-10-15-22-15-37s4-28 14-37c10-8 23-14 40-16z">
          <text:p/>
        </draw:path>
        <draw:polygon draw:style-name="gr7" draw:text-style-name="P4" draw:layer="layout" svg:width="0.028cm" svg:height="0.235cm" svg:x="9.418cm" svg:y="9.408cm" svg:viewBox="0 0 29 236" draw:points="0,236 29,236 29,0 0,0">
          <text:p/>
        </draw:polygon>
        <draw:path draw:style-name="gr7" draw:text-style-name="P4" draw:layer="layout" svg:width="0.152cm" svg:height="0.244cm" svg:x="9.578cm" svg:y="9.468cm" svg:viewBox="0 0 153 245" svg:d="M109 140c10-11 14-28 14-51 0-14-2-26-6-36-8-19-22-28-42-28s-34 10-41 30c-4 11-6 24-6 41 0 14 2 25 6 34 7 18 21 27 41 27 14 0 25-6 34-17zM0 5h28v22c6-7 13-13 19-18 10-6 22-9 35-9 19 0 37 7 50 22 14 15 21 36 21 64 0 38-10 65-30 81-13 10-28 15-44 15-13 0-24-3-33-8-5-4-11-9-17-17v88h-29z">
          <text:p/>
        </draw:path>
        <draw:polygon draw:style-name="gr7" draw:text-style-name="P4" draw:layer="layout" svg:width="0.029cm" svg:height="0.235cm" svg:x="9.764cm" svg:y="9.408cm" svg:viewBox="0 0 30 236" draw:points="0,236 30,236 30,0 0,0">
          <text:p/>
        </draw:polygon>
        <draw:path draw:style-name="gr7" draw:text-style-name="P4" draw:layer="layout" svg:width="0.162cm" svg:height="0.181cm" svg:x="9.828cm" svg:y="9.468cm" svg:viewBox="0 0 163 182" svg:d="M39 150c6 5 13 8 22 8 10 0 20-3 29-7 17-8 25-21 25-39v-23c-3 2-8 4-13 6-7 1-12 2-18 3l-17 2c-11 2-18 4-24 7-9 5-13 13-13 24 0 8 3 15 9 19zM101 73c6-1 11-4 13-9 1-2 2-6 2-11 0-10-3-18-11-22-6-5-17-7-30-7-15 0-26 4-32 12-4 6-6 12-7 21h-27c0-22 7-37 20-45 14-8 29-12 46-12 20 0 38 4 50 11 13 8 19 20 19 37v99c0 3 1 5 2 7s4 3 8 3c1 0 2 0 4 0 2-1 3-1 5-1v21c-4 1-8 2-10 3-3 0-6 0-10 0-10 0-17-3-21-11-3-3-4-9-5-15-6 7-15 14-27 20-11 5-23 8-36 8-16 0-29-5-39-14-10-10-15-22-15-37s5-28 15-37c10-8 23-14 39-16z">
          <text:p/>
        </draw:path>
        <draw:path draw:style-name="gr7" draw:text-style-name="P4" draw:layer="layout" svg:width="0.14cm" svg:height="0.175cm" svg:x="10.018cm" svg:y="9.468cm" svg:viewBox="0 0 141 176" svg:d="M0 4h28v24c9-10 17-17 26-21 9-5 19-7 31-7 24 0 40 9 49 26 5 9 7 22 7 39v111h-29v-109c0-10-2-19-5-25-5-11-14-16-28-16-7 0-12 1-17 2-8 2-14 7-20 14-5 6-8 12-10 18-1 6-3 14-3 26v90h-29z">
          <text:p/>
        </draw:path>
        <draw:path draw:style-name="gr7" draw:text-style-name="P4" draw:layer="layout" svg:width="0.155cm" svg:height="0.181cm" svg:x="10.191cm" svg:y="9.468cm" svg:viewBox="0 0 156 182" svg:d="M127 77c-1-13-4-23-8-30-8-15-21-22-41-22-13 0-24 5-33 16-8 9-13 21-14 36zM116 9c12 5 20 13 26 22s10 20 12 31c2 8 2 21 2 38h-125c0 17 4 31 12 42 8 10 19 16 35 16 15 0 28-5 37-15 5-6 9-13 11-20h28c-1 6-3 13-7 21-5 7-9 14-15 19-8 8-19 14-32 17-8 2-16 2-24 2-21 0-39-7-54-23-15-15-22-37-22-65s7-50 22-68c15-17 34-26 58-26 12 0 25 3 36 9z">
          <text:p/>
        </draw:path>
        <draw:polygon draw:style-name="gr20" draw:text-style-name="P11" draw:layer="layout" svg:width="0.228cm" svg:height="0.171cm" svg:x="3.702cm" svg:y="4.963cm" svg:viewBox="0 0 229 172" draw:points="33,0 66,136 99,0 132,0 165,135 200,0 229,0 179,172 149,172 114,40 81,172 51,172 0,0">
          <text:p/>
        </draw:polygon>
        <draw:path draw:style-name="gr20" draw:text-style-name="P11" draw:layer="layout" svg:width="0.14cm" svg:height="0.236cm" svg:x="3.957cm" svg:y="4.898cm" svg:viewBox="0 0 141 237" svg:d="M0 0h29v88c7-9 13-15 18-18 10-6 21-9 35-9 25 0 43 8 52 26 5 9 7 22 7 39v111h-31v-109c0-12-1-22-4-28-6-9-15-14-30-14-12 0-23 5-32 13-10 8-15 23-15 46v92h-29z">
          <text:p/>
        </draw:path>
        <draw:path draw:style-name="gr20" draw:text-style-name="P11" draw:layer="layout" svg:width="0.029cm" svg:height="0.235cm" svg:x="4.14cm" svg:y="4.899cm" svg:viewBox="0 0 30 236" svg:d="M0 65h30v171h-30zM0 0h30v33h-30z">
          <text:p/>
        </draw:path>
        <draw:path draw:style-name="gr20" draw:text-style-name="P11" draw:layer="layout" svg:width="0.08cm" svg:height="0.222cm" svg:x="4.195cm" svg:y="4.915cm" svg:viewBox="0 0 81 223" svg:d="M23 0h29v49h29v23h-29v112c0 6 2 10 6 12 3 1 7 2 13 2 1 0 2 0 4 0s4 0 6-1v23c-4 1-7 2-11 2-3 1-8 1-12 1-14 0-23-4-28-10-4-7-7-16-7-27v-114h-23v-23h23z">
          <text:p/>
        </draw:path>
        <draw:path draw:style-name="gr20" draw:text-style-name="P11" draw:layer="layout" svg:width="0.155cm" svg:height="0.181cm" svg:x="4.294cm" svg:y="4.959cm" svg:viewBox="0 0 156 182" svg:d="M127 77c-1-13-4-23-8-30-8-14-22-21-41-21-13 0-24 5-33 14-9 10-13 22-14 37zM116 9c12 5 20 14 26 23 6 8 10 18 12 30 1 8 2 20 2 38h-125c0 17 4 31 12 42 7 10 19 16 35 16 15 0 28-6 37-15 5-6 8-13 11-21h28c-1 7-3 14-8 21-4 8-8 15-14 19-8 9-19 15-33 18-7 1-15 2-23 2-21 0-39-7-54-23s-22-37-22-65 7-50 22-67c15-18 34-27 58-27 12 0 25 3 36 9z">
          <text:p/>
        </draw:path>
        <draw:path draw:style-name="gr20" draw:text-style-name="P11" draw:layer="layout" svg:width="0.151cm" svg:height="0.242cm" svg:x="4.565cm" svg:y="4.898cm" svg:viewBox="0 0 152 243" svg:d="M42 199c7 12 20 18 37 18 13 0 24-6 33-17 8-11 13-28 13-49 0-22-5-38-14-49-8-10-19-15-32-15-15 0-26 5-35 17-9 11-14 27-14 49 0 18 4 33 12 46zM106 70c5 3 11 9 17 17v-87h29v237h-27v-25c-6 11-14 20-24 24-9 5-19 7-31 7-19 0-35-8-49-25-14-16-21-37-21-64 0-25 6-46 19-65 12-18 31-27 54-27 13 0 24 3 33 8z">
          <text:p/>
        </draw:path>
        <draw:polygon draw:style-name="gr20" draw:text-style-name="P11" draw:layer="layout" svg:width="0.228cm" svg:height="0.171cm" svg:x="4.741cm" svg:y="4.963cm" svg:viewBox="0 0 229 172" draw:points="32,0 65,136 98,0 131,0 165,135 200,0 229,0 179,172 149,172 114,40 79,172 50,172 0,0">
          <text:p/>
        </draw:polygon>
        <draw:path draw:style-name="gr20" draw:text-style-name="P11" draw:layer="layout" svg:width="0.162cm" svg:height="0.181cm" svg:x="4.988cm" svg:y="4.959cm" svg:viewBox="0 0 163 182" svg:d="M39 150c6 5 13 8 22 8 10 0 21-3 30-8 16-7 24-20 24-38v-23c-3 2-8 4-13 6-6 1-11 2-17 3l-18 2c-10 2-18 4-24 7-8 5-13 13-13 24 0 8 3 15 9 19zM101 72c6 0 11-3 13-8 1-2 2-6 2-11 0-10-3-17-10-21-7-5-17-7-31-7-15 0-26 4-32 12-4 5-6 11-7 20h-27c0-21 7-37 20-45 14-8 29-12 46-12 21 0 38 3 50 11 13 8 19 21 19 37v99c0 3 1 5 2 7s4 3 8 3c1 0 2 0 4-1 2 0 3 0 5 0v21c-4 1-8 2-10 2-2 1-6 1-10 1-10 0-17-4-21-11-3-3-4-9-5-15-6 7-15 14-26 20-11 5-24 8-37 8-16 0-29-5-39-14-10-10-15-22-15-37 0-16 5-28 15-37 10-8 23-14 39-16z">
          <text:p/>
        </draw:path>
        <draw:path draw:style-name="gr20" draw:text-style-name="P11" draw:layer="layout" svg:width="0.083cm" svg:height="0.175cm" svg:x="5.179cm" svg:y="4.959cm" svg:viewBox="0 0 84 176" svg:d="M0 4h27v29c3-5 8-12 17-21 9-8 20-12 31-12 1 0 2 0 3 0s3 0 6 1v30c-1 0-3 0-4 0-2-1-3-1-5-1-14 0-27 5-34 14-8 10-12 20-12 33v99h-29z">
          <text:p/>
        </draw:path>
        <draw:path draw:style-name="gr20" draw:text-style-name="P11" draw:layer="layout" svg:width="0.081cm" svg:height="0.238cm" svg:x="5.271cm" svg:y="4.896cm" svg:viewBox="0 0 82 239" svg:d="M30 14c7-9 20-14 39-14 2 0 3 0 5 0s6 0 8 0v27c-4-1-6-1-8-1-1 0-2 0-3 0-9 0-15 2-16 7-2 4-3 16-3 35h30v22h-30v149h-28v-149h-24v-22h24v-27c0-12 2-21 6-27z">
          <text:p/>
        </draw:path>
        <draw:path draw:style-name="gr20" draw:text-style-name="P11" draw:layer="layout" svg:width="0.143cm" svg:height="0.182cm" svg:x="3.4cm" svg:y="5.352cm" svg:viewBox="0 0 144 183" svg:d="M28 123c1 9 3 17 7 22 8 9 20 14 39 14 11 0 20-2 28-7 9-5 13-12 13-22 0-7-3-13-10-16-4-3-13-6-25-9l-23-5c-15-4-26-9-33-14-13-7-19-18-19-32 0-16 6-29 18-39 11-10 27-15 47-15 27 0 45 7 58 22 7 10 11 20 11 31h-29c0-6-3-12-7-17-6-8-18-12-35-12-11 0-19 3-25 7s-9 9-9 16c0 8 4 14 12 18 4 3 10 5 19 7l19 5c21 5 35 10 44 14 11 9 16 20 16 36 0 15-6 28-18 39-12 12-30 17-54 17-26 0-44-6-55-17-10-12-16-26-17-43z">
          <text:p/>
        </draw:path>
        <draw:path draw:style-name="gr20" draw:text-style-name="P11" draw:layer="layout" svg:width="0.152cm" svg:height="0.244cm" svg:x="3.572cm" svg:y="5.352cm" svg:viewBox="0 0 153 245" svg:d="M110 140c9-11 13-28 13-51 0-14-2-26-6-35-7-19-21-29-42-29-20 0-34 10-41 30-4 11-6 24-6 42 0 13 2 24 6 34 7 17 21 26 41 26 14 0 26-5 35-17zM0 5h28v23c6-8 12-14 19-18 10-7 21-10 36-10 19 0 36 7 49 22 14 15 21 36 21 64 0 38-10 65-30 81-12 10-27 15-44 15-13 0-24-2-33-8-5-3-11-9-17-17v88h-29z">
          <text:p/>
        </draw:path>
        <draw:path draw:style-name="gr20" draw:text-style-name="P11" draw:layer="layout" svg:width="0.029cm" svg:height="0.236cm" svg:x="3.757cm" svg:y="5.292cm" svg:viewBox="0 0 30 237" svg:d="M0 65h30v172h-30zM0 0h30v33h-30z">
          <text:p/>
        </draw:path>
        <draw:path draw:style-name="gr20" draw:text-style-name="P11" draw:layer="layout" svg:width="0.14cm" svg:height="0.176cm" svg:x="3.83cm" svg:y="5.352cm" svg:viewBox="0 0 141 177" svg:d="M0 4h27v24c8-10 17-17 26-21 9-5 19-7 30-7 25 0 42 9 50 26 5 9 8 22 8 40v111h-30v-109c0-11-1-19-4-26-7-10-16-16-29-16-7 0-13 1-17 2-8 3-15 7-21 14-5 6-8 12-9 18-2 6-2 16-2 27v90h-29z">
          <text:p/>
        </draw:path>
        <draw:path draw:style-name="gr20" draw:text-style-name="P11" draw:layer="layout" svg:width="0.151cm" svg:height="0.244cm" svg:x="4.101cm" svg:y="5.352cm" svg:viewBox="0 0 152 245" svg:d="M109 140c9-11 14-28 14-51 0-14-2-26-6-35-8-19-22-29-41-29-20 0-34 10-42 30-4 11-6 24-6 42 0 13 2 24 6 34 8 17 22 26 42 26 13 0 24-5 33-17zM0 5h29v23c6-8 12-14 19-18 10-7 21-10 34-10 20 0 36 7 50 22 13 15 20 36 20 64 0 38-10 65-29 81-13 10-27 15-44 15-13 0-23-2-32-8-5-3-11-9-17-17v88h-30z">
          <text:p/>
        </draw:path>
        <draw:path draw:style-name="gr20" draw:text-style-name="P11" draw:layer="layout" svg:width="0.084cm" svg:height="0.176cm" svg:x="4.286cm" svg:y="5.352cm" svg:viewBox="0 0 85 177" svg:d="M0 4h28v30c2-6 7-13 17-21 9-9 19-13 30-13 1 0 2 0 3 0 1 1 4 1 7 1v31c-2-1-4-1-5-1-2 0-3 0-5 0-14 0-25 4-33 14-9 9-13 20-13 33v99h-29z">
          <text:p/>
        </draw:path>
        <draw:path draw:style-name="gr20" draw:text-style-name="P11" draw:layer="layout" svg:width="0.155cm" svg:height="0.182cm" svg:x="4.385cm" svg:y="5.352cm" svg:viewBox="0 0 156 183" svg:d="M127 76c-1-12-4-22-8-30-8-14-21-21-39-21-14 0-25 5-33 15-9 9-14 21-15 36zM117 9c11 6 20 13 25 22 6 9 10 19 12 30 2 8 2 21 2 38h-124c0 18 4 31 12 42s19 16 35 16c15 0 27-5 36-15 5-6 9-13 11-20h28c-1 6-3 13-7 21-5 8-9 14-15 19-8 8-19 15-32 18-7 2-14 3-23 3-21 0-39-8-54-25-16-15-23-37-23-65 0-27 7-50 23-67 15-17 34-26 58-26 12 0 24 3 36 9z">
          <text:p/>
        </draw:path>
        <draw:path draw:style-name="gr20" draw:text-style-name="P11" draw:layer="layout" svg:width="0.147cm" svg:height="0.182cm" svg:x="4.565cm" svg:y="5.351cm" svg:viewBox="0 0 148 183" svg:d="M126 14c12 10 20 26 22 49h-28c-2-11-6-20-12-27s-15-10-29-10c-18 0-32 9-40 27-5 11-8 26-8 43s4 31 11 43 20 18 35 18c12 0 22-4 29-11s11-17 14-30h28c-3 23-11 39-24 50s-29 17-49 17c-23 0-41-9-55-26-13-16-20-37-20-61 0-31 8-54 22-71 15-16 34-25 57-25 19 0 35 5 47 14z">
          <text:p/>
        </draw:path>
        <draw:path draw:style-name="gr20" draw:text-style-name="P11" draw:layer="layout" svg:width="0.156cm" svg:height="0.182cm" svg:x="4.731cm" svg:y="5.352cm" svg:viewBox="0 0 157 183" svg:d="M126 76c-1-12-4-22-8-30-8-14-21-21-39-21-13 0-24 5-33 15-9 9-14 21-14 36zM116 9c11 6 21 13 27 22 5 9 9 19 11 30 2 8 3 21 3 38h-126c1 18 5 31 12 42 8 11 20 16 36 16 15 0 27-5 35-15 5-6 9-13 11-20h29c0 6-3 13-7 21s-9 14-14 19c-10 8-21 15-33 18-7 2-15 3-24 3-21 0-39-8-54-25-14-15-22-37-22-65 0-27 8-50 22-67 15-17 35-26 59-26 12 0 23 3 35 9z">
          <text:p/>
        </draw:path>
        <draw:path draw:style-name="gr20" draw:text-style-name="P11" draw:layer="layout" svg:width="0.143cm" svg:height="0.182cm" svg:x="4.913cm" svg:y="5.352cm" svg:viewBox="0 0 144 183" svg:d="M27 123c1 9 4 17 8 22 7 9 21 14 39 14 11 0 21-2 29-7s12-12 12-22c0-7-3-13-10-16-4-3-12-6-25-9l-23-5c-16-4-27-9-34-14-12-7-19-18-19-32 0-16 6-29 18-39s29-15 49-15c26 0 45 7 57 22 7 10 10 20 10 31h-27c-1-6-3-12-7-17-7-8-19-12-35-12-11 0-20 3-27 7-5 4-8 9-8 16 0 8 4 14 12 18 4 3 11 5 19 7l20 5c21 5 35 10 42 14 11 9 17 20 17 36 0 15-6 28-18 39-11 12-29 17-53 17-26 0-45-6-56-17-11-12-17-26-17-43z">
          <text:p/>
        </draw:path>
        <draw:path draw:style-name="gr20" draw:text-style-name="P11" draw:layer="layout" svg:width="0.143cm" svg:height="0.182cm" svg:x="5.077cm" svg:y="5.352cm" svg:viewBox="0 0 144 183" svg:d="M28 123c1 9 4 17 8 22 7 9 20 14 38 14 11 0 21-2 29-7s12-12 12-22c0-7-3-13-10-16-4-3-12-6-25-9l-23-5c-15-4-26-9-33-14-13-7-20-18-20-32 0-16 6-29 18-39 13-10 29-15 49-15 26 0 45 7 57 22 7 10 10 20 10 31h-27c-1-6-3-12-7-17-7-8-19-12-35-12-12 0-20 3-26 7-5 4-8 9-8 16 0 8 3 14 11 18 4 3 11 5 19 7l20 5c21 5 35 10 42 14 11 9 17 20 17 36 0 15-6 28-18 39-11 12-29 17-53 17-26 0-44-6-56-17-11-12-17-26-17-43z">
          <text:p/>
        </draw:path>
        <draw:path draw:style-name="gr20" draw:text-style-name="P11" draw:layer="layout" svg:width="0.029cm" svg:height="0.236cm" svg:x="5.251cm" svg:y="5.292cm" svg:viewBox="0 0 30 237" svg:d="M0 65h30v172h-30zM0 0h30v33h-30z">
          <text:p/>
        </draw:path>
        <draw:path draw:style-name="gr20" draw:text-style-name="P11" draw:layer="layout" svg:width="0.159cm" svg:height="0.183cm" svg:x="5.312cm" svg:y="5.351cm" svg:viewBox="0 0 160 184" svg:d="M119 137c7-14 11-30 11-49 0-16-3-29-8-39-8-16-22-24-42-24-18 0-30 7-38 20-8 14-12 30-12 49s4 34 12 47c8 12 20 18 37 18 20 0 33-7 40-22zM137 22c15 15 23 37 23 65 0 29-7 52-20 70-14 18-34 27-63 27-24 0-42-8-56-24s-21-38-21-64c0-30 7-53 22-70s34-26 58-26c23 0 42 8 57 22z">
          <text:p/>
        </draw:path>
        <draw:path draw:style-name="gr20" draw:text-style-name="P11" draw:layer="layout" svg:width="0.14cm" svg:height="0.176cm" svg:x="5.506cm" svg:y="5.352cm" svg:viewBox="0 0 141 177" svg:d="M0 4h28v24c8-10 16-17 25-21 9-5 20-7 31-7 25 0 41 9 50 26 5 9 7 22 7 40v111h-29v-109c0-11-2-19-5-26-5-10-15-16-29-16-7 0-12 1-17 2-8 3-14 7-20 14-5 6-8 12-10 18-1 6-2 16-2 27v90h-29z">
          <text:p/>
        </draw:path>
        <draw:path draw:style-name="gr17" draw:text-style-name="P10" draw:layer="layout" svg:width="0.158cm" svg:height="0.182cm" svg:x="8.527cm" svg:y="1.661cm" svg:viewBox="0 0 159 183" svg:d="M119 136c7-15 10-31 10-48 0-16-2-29-7-39-8-16-22-24-42-24-17 0-30 7-38 20-9 14-13 30-13 49 0 18 4 33 13 45 8 13 21 19 38 19 19 0 32-7 39-22zM137 22c15 15 22 36 22 65 0 27-6 50-20 69-13 18-34 27-62 27-23 0-43-8-57-24-13-17-20-38-20-65 0-29 7-52 21-69 15-17 36-25 60-25 22 0 40 7 56 22z">
          <text:p/>
        </draw:path>
        <draw:path draw:style-name="gr17" draw:text-style-name="P10" draw:layer="layout" svg:width="0.083cm" svg:height="0.175cm" svg:x="8.722cm" svg:y="1.662cm" svg:viewBox="0 0 84 176" svg:d="M0 4h27v29c2-5 8-12 16-21 9-8 19-12 31-12 0 0 1 0 2 0 2 0 4 0 8 1v30c-3 0-4 0-6 0-1-1-3-1-5-1-14 0-25 5-33 14-8 10-12 20-12 33v99h-28z">
          <text:p/>
        </draw:path>
        <draw:path draw:style-name="gr17" draw:text-style-name="P10" draw:layer="layout" svg:width="0.152cm" svg:height="0.242cm" svg:x="8.827cm" svg:y="1.601cm" svg:viewBox="0 0 153 243" svg:d="M111 199c8-13 12-29 12-49 0-18-4-33-12-45s-20-18-35-18c-13 0-24 5-34 15-10 9-15 25-15 48 0 16 2 29 6 39 8 19 22 28 43 28 15 0 27-6 35-18zM0 0h28v87c7-9 14-15 23-20s18-7 29-7c21 0 40 8 53 23s20 37 20 65c0 27-7 50-20 68s-32 27-56 27c-13 0-24-3-33-10-5-4-11-10-17-18v22h-27z">
          <text:p/>
        </draw:path>
        <draw:path draw:style-name="gr17" draw:text-style-name="P10" draw:layer="layout" svg:width="0.03cm" svg:height="0.235cm" svg:x="9.012cm" svg:y="1.602cm" svg:viewBox="0 0 31 236" svg:d="M0 65h31v171h-31zM0 0h31v33h-31z">
          <text:p/>
        </draw:path>
        <draw:path draw:style-name="gr17" draw:text-style-name="P10" draw:layer="layout" svg:width="0.079cm" svg:height="0.222cm" svg:x="9.068cm" svg:y="1.618cm" svg:viewBox="0 0 80 223" svg:d="M24 0h29v48h27v23h-27v112c0 6 2 10 6 12 2 1 6 2 11 2 2 0 3 0 5 0 1 0 3 0 5-1v24c-3 1-6 2-10 2-4 1-7 1-12 1-13 0-22-4-27-10-5-7-7-17-7-28v-114h-24v-23h24z">
          <text:p/>
        </draw:path>
        <draw:path draw:style-name="gr17" draw:text-style-name="P10" draw:layer="layout" svg:width="0.162cm" svg:height="0.181cm" svg:x="9.168cm" svg:y="1.662cm" svg:viewBox="0 0 163 182" svg:d="M39 150c6 5 14 7 22 7 10 0 20-2 29-7 16-7 25-20 25-38v-23c-3 2-9 4-14 6-6 1-11 2-16 3l-18 2c-10 1-18 4-23 7-9 5-14 13-14 24 0 8 3 14 9 19zM100 72c7 0 12-3 14-8 2-2 2-7 2-12 0-10-3-17-11-21-7-5-17-7-30-7-15 0-26 4-32 12-4 5-6 11-7 20h-27c1-21 7-36 21-44 13-8 28-12 45-12 21 0 38 3 51 11 12 8 18 20 18 36v100c0 3 1 5 2 7s4 3 8 3c1 0 3 0 4-1 2 0 3 0 5 0v21c-4 1-8 2-10 2-2 1-5 1-10 1-9 0-17-4-21-11-3-3-4-9-5-16-6 8-15 15-26 20-11 6-23 9-37 9-16 0-29-5-39-15-10-9-15-21-15-36 0-16 5-28 15-37 10-8 23-14 39-16z">
          <text:p/>
        </draw:path>
        <draw:polygon draw:style-name="gr17" draw:text-style-name="P10" draw:layer="layout" svg:width="0.029cm" svg:height="0.235cm" svg:x="9.359cm" svg:y="1.602cm" svg:viewBox="0 0 30 236" draw:points="0,236 30,236 30,0 0,0">
          <text:p/>
        </draw:polygon>
        <draw:path draw:style-name="gr17" draw:text-style-name="P10" draw:layer="layout" svg:width="0.152cm" svg:height="0.244cm" svg:x="8.235cm" svg:y="2.055cm" svg:viewBox="0 0 153 245" svg:d="M110 139c9-11 13-28 13-50 0-14-2-26-6-35-7-19-22-29-42-29s-34 10-41 30c-4 11-6 24-6 41 0 13 2 24 6 34 8 17 21 26 41 26 14 0 26-5 35-17zM0 5h29v23c5-8 12-14 18-18 10-7 22-10 35-10 20 0 37 7 50 22 14 15 21 36 21 64 0 37-10 64-30 80-12 10-28 15-44 15-13 0-24-2-33-8-5-3-11-9-17-17v89h-29z">
          <text:p/>
        </draw:path>
        <draw:path draw:style-name="gr17" draw:text-style-name="P10" draw:layer="layout" svg:width="0.083cm" svg:height="0.176cm" svg:x="8.421cm" svg:y="2.055cm" svg:viewBox="0 0 84 177" svg:d="M0 4h27v30c2-6 8-13 17-21 10-9 20-13 31-13 1 0 1 0 3 0 1 1 3 1 6 1v31c-1-1-3-1-4-1-2 0-3 0-5 0-15 0-27 4-35 15-7 9-11 20-11 32v99h-29z">
          <text:p/>
        </draw:path>
        <draw:path draw:style-name="gr17" draw:text-style-name="P10" draw:layer="layout" svg:width="0.155cm" svg:height="0.182cm" svg:x="8.52cm" svg:y="2.055cm" svg:viewBox="0 0 156 183" svg:d="M126 77c-1-12-3-22-8-30-7-14-21-22-39-22-13 0-25 6-34 16-9 9-13 21-14 36zM116 9c12 6 20 13 26 23 6 9 10 19 12 30 1 8 2 21 2 38h-126c1 18 5 32 13 42 7 11 20 16 36 16 15 0 27-5 36-15 5-6 8-13 10-20h29c-1 6-4 13-8 21s-9 14-14 19c-9 8-19 14-32 17-7 2-15 3-23 3-23 0-41-8-55-24-15-15-22-37-22-65 0-27 7-50 22-68 15-17 34-26 59-26 12 0 24 3 35 9z">
          <text:p/>
        </draw:path>
        <draw:path draw:style-name="gr17" draw:text-style-name="P10" draw:layer="layout" svg:width="0.147cm" svg:height="0.182cm" svg:x="8.7cm" svg:y="2.054cm" svg:viewBox="0 0 148 183" svg:d="M126 14c12 10 19 27 22 50h-28c-2-11-6-20-12-27-6-8-16-11-29-11-19 0-32 10-40 28-5 11-7 26-7 43s3 31 11 43c7 12 18 18 34 18 12 0 21-4 28-11s12-17 15-30h28c-4 23-11 39-24 50-13 10-29 16-49 16-23 0-41-9-54-25-14-16-21-37-21-61 0-30 7-54 23-72 14-16 33-25 56-25 19 0 35 5 47 14z">
          <text:p/>
        </draw:path>
        <draw:path draw:style-name="gr17" draw:text-style-name="P10" draw:layer="layout" svg:width="0.155cm" svg:height="0.182cm" svg:x="8.866cm" svg:y="2.055cm" svg:viewBox="0 0 156 183" svg:d="M127 77c-1-12-4-22-8-30-8-14-21-22-40-22-13 0-24 6-33 16-8 9-13 21-14 36zM116 9c12 6 20 13 26 23 6 9 10 19 12 30 2 8 2 21 2 38h-124c0 18 4 32 12 42 8 11 19 16 35 16 15 0 27-5 36-15 5-6 9-13 11-20h28c-1 6-3 13-7 21-5 8-9 14-15 19-8 8-19 14-32 17-7 2-15 3-23 3-21 0-39-8-55-24-15-15-22-37-22-65 0-27 7-50 22-68 16-17 35-26 59-26 12 0 24 3 35 9z">
          <text:p/>
        </draw:path>
        <draw:path draw:style-name="gr17" draw:text-style-name="P10" draw:layer="layout" svg:width="0.144cm" svg:height="0.182cm" svg:x="9.047cm" svg:y="2.055cm" svg:viewBox="0 0 145 183" svg:d="M28 123c1 9 3 17 7 22 8 9 21 14 40 14 11 0 20-3 29-7 8-5 12-12 12-22 0-7-3-13-10-18-4-2-12-5-25-8l-23-5c-16-4-27-8-34-13-13-7-19-18-19-32 0-16 6-29 18-39s28-15 49-15c26 0 45 7 56 22 7 10 11 20 11 31h-27c-1-6-3-12-7-17-7-8-19-12-36-12-11 0-20 3-26 7s-9 9-9 16c0 8 4 14 12 18 4 3 10 5 20 7l19 5c21 5 36 10 43 14 11 8 17 19 17 36 0 15-6 28-18 40-12 11-30 16-54 16-26 0-45-6-55-17-11-12-17-26-18-43z">
          <text:p/>
        </draw:path>
        <draw:path draw:style-name="gr17" draw:text-style-name="P10" draw:layer="layout" svg:width="0.143cm" svg:height="0.182cm" svg:x="9.211cm" svg:y="2.055cm" svg:viewBox="0 0 144 183" svg:d="M28 123c1 9 3 17 7 22 9 9 22 14 40 14 11 0 20-3 29-7 8-5 12-12 12-22 0-7-3-13-10-18-4-2-13-5-25-8l-23-5c-15-4-27-8-34-13-13-7-19-18-19-32 0-16 6-29 18-39s29-15 49-15c26 0 45 7 56 22 7 10 11 20 11 31h-28c0-6-2-12-7-17-6-8-18-12-35-12-11 0-19 3-25 7s-10 9-10 16c0 8 5 14 13 18 4 3 10 5 19 7l19 5c21 5 35 10 43 14 11 8 16 19 16 36 0 15-5 28-17 40-12 11-30 16-54 16-25 0-45-6-56-17-10-12-16-26-17-43z">
          <text:p/>
        </draw:path>
        <draw:path draw:style-name="gr17" draw:text-style-name="P10" draw:layer="layout" svg:width="0.029cm" svg:height="0.236cm" svg:x="9.386cm" svg:y="1.995cm" svg:viewBox="0 0 30 237" svg:d="M0 66h30v171h-30zM0 0h30v34h-30z">
          <text:p/>
        </draw:path>
        <draw:path draw:style-name="gr17" draw:text-style-name="P10" draw:layer="layout" svg:width="0.158cm" svg:height="0.183cm" svg:x="9.447cm" svg:y="2.054cm" svg:viewBox="0 0 159 184" svg:d="M119 137c7-14 10-31 10-49 0-16-2-29-7-39-8-16-22-24-42-24-18 0-31 7-39 20-8 14-12 30-12 49 0 18 4 34 12 47 8 12 21 18 39 18 19 0 32-7 39-22zM137 22c15 15 22 37 22 65s-6 52-20 70c-13 18-34 27-62 27-24 0-43-8-56-24-14-16-21-38-21-65 0-29 7-52 22-69 14-17 34-26 59-26 22 0 41 8 56 22z">
          <text:p/>
        </draw:path>
        <draw:path draw:style-name="gr17" draw:text-style-name="P10" draw:layer="layout" svg:width="0.14cm" svg:height="0.176cm" svg:x="9.641cm" svg:y="2.055cm" svg:viewBox="0 0 141 177" svg:d="M0 4h27v24c8-10 17-17 26-21 9-5 19-7 30-7 25 0 41 9 51 26 4 9 7 23 7 41v110h-31v-108c0-11-1-19-4-26-5-11-15-17-28-17-7 0-13 1-17 2-8 3-15 7-21 15-5 6-8 12-9 18-2 6-2 15-2 26v90h-29z">
          <text:p/>
        </draw:path>
        <draw:path draw:style-name="gr17" draw:text-style-name="P10" draw:layer="layout" svg:width="0.079cm" svg:height="0.235cm" svg:x="7.297cm" svg:y="4.337cm" svg:viewBox="0 0 80 236" svg:d="M51 0h29l-7 33h-29zM36 65h31l-37 171h-30z">
          <text:p/>
        </draw:path>
        <draw:path draw:style-name="gr7" draw:text-style-name="P4" draw:layer="layout" svg:width="0.098cm" svg:height="0.223cm" svg:x="7.276cm" svg:y="1.345cm" svg:viewBox="0 0 99 224" svg:d="M0 81v-33h24v-48h46v48h29v33h-29v93c0 7 0 11 2 13s8 3 17 3c1 0 3 0 4 0 3 0 4 0 6 0v34h-23c-21 1-36-2-44-11-5-5-8-13-8-24v-108z">
          <text:p/>
        </draw:path>
        <draw:path draw:style-name="gr7" draw:text-style-name="P4" draw:layer="layout" svg:width="0.179cm" svg:height="0.186cm" svg:x="7.392cm" svg:y="1.386cm" svg:viewBox="0 0 180 187" svg:d="M121 134c7-9 11-22 11-40 0-17-4-31-11-40-7-10-17-14-32-14-13 0-23 4-30 14-8 9-11 23-11 40 0 18 3 31 11 40 7 10 17 15 30 15 15 0 25-5 32-15zM158 160c-15 18-37 27-68 27-30 0-53-9-67-27-15-18-23-40-23-66 0-25 8-47 23-65 14-20 37-29 67-29 31 0 53 9 68 29 14 18 22 40 22 65 0 26-8 48-22 66z">
          <text:p/>
        </draw:path>
        <draw:path draw:style-name="gr7" draw:text-style-name="P4" draw:layer="layout" svg:width="0.097cm" svg:height="0.223cm" svg:x="7.586cm" svg:y="1.345cm" svg:viewBox="0 0 98 224" svg:d="M0 81v-33h24v-48h45v48h29v33h-29v93c0 7 1 11 3 13s8 3 17 3c2 0 3 0 5 0 1 0 3 0 4 0v34h-21c-23 1-38-2-45-11-6-5-8-13-8-24v-108z">
          <text:p/>
        </draw:path>
        <draw:path draw:style-name="gr25" draw:text-style-name="P2" draw:layer="layout" svg:width="0.369cm" svg:height="0.343cm" svg:x="7.186cm" svg:y="7.873cm" svg:viewBox="0 0 370 344" svg:d="M370 0c-25 172-49 279-370 344">
          <text:p/>
        </draw:path>
        <draw:line draw:style-name="gr3" draw:text-style-name="P2" draw:layer="layout" svg:x1="0.762cm" svg:y1="7.694cm" svg:x2="6.935cm" svg:y2="7.729cm">
          <text:p/>
        </draw:line>
        <draw:path draw:style-name="gr26" draw:text-style-name="P2" draw:layer="layout" svg:width="6.043cm" svg:height="2.887cm" svg:x="5.852cm" svg:y="3.536cm" svg:viewBox="0 0 6044 2888" svg:d="M6044 2888c-879-2089-2835-3239-6044-2793">
          <text:p/>
        </draw:path>
        <draw:line draw:style-name="gr8" draw:text-style-name="P2" draw:layer="layout" svg:x1="8.699cm" svg:y1="2.349cm" svg:x2="8.511cm" svg:y2="2.564cm">
          <text:p/>
        </draw:line>
        <draw:polygon draw:style-name="gr17" draw:text-style-name="P10" draw:layer="layout" svg:width="0.175cm" svg:height="0.189cm" svg:x="8.423cm" svg:y="2.475cm" svg:viewBox="0 0 176 190" draw:points="108,66 176,78 176,80 84,128 0,190 51,98 85,1 87,0">
          <text:p/>
        </draw:polygon>
        <draw:line draw:style-name="gr27" draw:text-style-name="P2" draw:layer="layout" svg:x1="6.939cm" svg:y1="7.737cm" svg:x2="5.687cm" svg:y2="3.007cm">
          <text:p/>
        </draw:line>
        <draw:polygon draw:style-name="gr17" draw:text-style-name="P10" draw:layer="layout" svg:width="0.226cm" svg:height="0.226cm" svg:x="5.583cm" svg:y="2.844cm" svg:viewBox="0 0 227 227" draw:points="227,167 61,0 0,227">
          <text:p/>
        </draw:polygon>
        <draw:line draw:style-name="gr24" draw:text-style-name="P2" draw:layer="layout" svg:x1="8.109cm" svg:y1="7.738cm" svg:x2="8.142cm" svg:y2="8.009cm">
          <text:p/>
        </draw:line>
        <draw:line draw:style-name="gr24" draw:text-style-name="P2" draw:layer="layout" svg:x1="8.109cm" svg:y1="7.728cm" svg:x2="8.423cm" svg:y2="7.784cm">
          <text:p/>
        </draw:line>
        <draw:path draw:style-name="gr20" draw:text-style-name="P11" draw:layer="layout" svg:width="0.164cm" svg:height="0.054cm" svg:x="7.478cm" svg:y="8.174cm" svg:viewBox="0 0 165 55" svg:d="M46 5c6 0 12 1 19 4s13 5 20 8c6 3 12 6 18 9 7 2 12 3 16 3s8-1 11-3 6-4 9-7 5-6 7-9c2-4 4-7 6-10l13 12c-3 4-5 8-8 13-3 4-6 8-10 11-4 4-8 6-13 8-4 2-9 3-15 3-3 0-7 0-10-1-5-1-9-2-13-4-4-1-8-3-12-4-4-2-7-3-10-4-5-2-9-4-14-7-4-2-9-3-14-3-4 0-8 1-12 3-3 2-6 4-9 7s-5 7-8 10c-2 4-4 7-6 11l-11-16c2-3 5-7 8-11s6-7 10-11c4-3 8-6 13-8 4-3 9-4 15-4z">
          <text:p/>
        </draw:path>
        <draw:path draw:style-name="gr25" draw:text-style-name="P2" draw:layer="layout" svg:width="0.164cm" svg:height="0.054cm" svg:x="7.478cm" svg:y="8.174cm" svg:viewBox="0 0 165 55" svg:d="M31 9c-5 2-9 5-13 8-4 4-7 7-10 11s-5 8-8 11l11 16c2-4 4-7 6-11 3-3 5-6 8-10 3-3 6-5 10-7 3-2 7-3 11-3 5 0 10 1 14 4 5 2 10 4 14 6 3 1 6 2 10 4s8 3 12 5c4 1 8 2 13 3 4 1 7 2 10 2 6 0 11-1 15-4 5-2 9-4 13-8 4-3 7-7 10-11s6-9 8-13l-13-12c-2 3-3 6-6 10-2 3-4 7-7 9-3 3-6 6-9 7-3 2-7 3-11 3s-9-1-16-3c-6-3-12-6-18-9-7-3-13-5-20-8-6-3-13-4-19-4s-11 1-15 4z">
          <text:p/>
        </draw:path>
        <draw:path draw:style-name="gr1" draw:text-style-name="P1" draw:layer="layout" svg:width="0.252cm" svg:height="0.32cm" svg:x="6.174cm" svg:y="1.244cm" svg:viewBox="0 0 253 321" svg:d="M61 219c2 14 6 24 12 32 10 12 28 18 54 18 15 0 27-2 38-5 18-7 27-18 27-37 0-10-5-17-14-23-9-5-24-10-43-14l-33-7c-32-6-54-14-67-22-20-14-30-36-31-66 0-27 10-49 30-68 20-18 49-27 88-27 32-1 61 8 84 24 23 17 35 42 36 74h-61c-1-18-9-31-25-38-11-5-23-8-38-8-17 1-30 4-40 11-10 6-15 16-15 27s5 19 15 25c6 3 20 7 40 12l55 12c23 5 41 12 52 21 18 15 28 35 28 62 0 29-10 52-32 71-21 18-51 27-91 28-40 0-72-9-95-27-23-17-34-42-35-75z">
          <text:p/>
        </draw:path>
        <draw:path draw:style-name="gr1" draw:text-style-name="P1" draw:layer="layout" svg:width="0.134cm" svg:height="0.154cm" svg:x="6.448cm" svg:y="1.464cm" svg:viewBox="0 0 135 155" svg:d="M96 57c-1-6-3-11-6-15-4-6-11-9-20-9-12 0-21 7-27 20-2 6-3 15-3 27 0 10 1 19 4 25 5 12 14 18 26 18 9 0 16-2 19-7 4-5 6-11 7-19h39c-1 11-5 22-12 33-12 17-30 25-53 25-24 0-42-6-53-20s-17-32-17-54c0-25 5-45 18-59 12-14 30-22 51-22 18 0 33 4 45 13 12 8 19 23 21 43z">
          <text:p/>
        </draw:path>
        <draw:line draw:style-name="gr28" draw:text-style-name="P2" draw:layer="layout" svg:x1="11.896cm" svg:y1="6.424cm" svg:x2="8.551cm" svg:y2="4.692cm">
          <text:p/>
        </draw:line>
        <draw:line draw:style-name="gr8" draw:text-style-name="P2" draw:layer="layout" svg:x1="8.672cm" svg:y1="5.068cm" svg:x2="8.798cm" svg:y2="4.826cm">
          <text:p/>
        </draw:line>
        <draw:line draw:style-name="gr8" draw:text-style-name="P2" draw:layer="layout" svg:x1="8.671cm" svg:y1="5.068cm" svg:x2="8.429cm" svg:y2="4.942cm">
          <text:p/>
        </draw:line>
        <draw:path draw:style-name="gr29" draw:text-style-name="P12" draw:layer="layout" svg:width="0.217cm" svg:height="0.207cm" svg:x="9.745cm" svg:y="7.083cm" svg:viewBox="0 0 218 208" svg:d="M209 133h-2c-7 0-6 0-9 10-6 25-12 38-19 44-3 3-5 4-9 5-11 0-13-9-13-20 0-15 35-138 35-150 0-8-8-13-16-13-9 0-17 6-21 14-9-12-21-23-41-23-22 0-40 8-56 21-29 21-53 59-58 100 0 3 0 6 0 10 0 22 4 38 14 52 11 14 25 25 50 25 5 0 9 0 12 0 14-3 29-12 43-26 3-2 3-3 4-2 0 1 1 3 2 6 7 13 21 22 41 22 7 0 7 0 11-1 5-2 9-4 15-9 10-11 18-27 24-54 1-4 2-5 2-7 0-4-2-4-9-4zM39 155c0-4 1-8 1-11 2-17 12-58 18-76 9-23 28-51 54-51 14 0 23 7 29 19 2 4 5 12 5 16 0 5-23 99-24 101-2 4-18 22-26 28-10 7-20 11-29 11-19 0-28-16-28-37z">
          <text:p/>
        </draw:path>
        <draw:path draw:style-name="gr30" draw:text-style-name="P13" draw:layer="layout" svg:width="0.101cm" svg:height="0.156cm" svg:x="9.968cm" svg:y="7.225cm" svg:viewBox="0 0 102 157" svg:d="M13 11l-12-3v-5h30v6c3-3 8-5 13-7 5-1 10-2 16-2 13 0 24 5 31 14 8 9 11 23 11 40 0 18-4 32-12 42-8 9-19 14-35 14-8 0-16 0-24-2 1 5 1 10 1 13v28l18 3v5h-50v-5l13-3zM82 54c0-14-2-25-7-32s-12-10-21-10-16 1-22 3v85c7 1 14 1 22 1 19 0 28-15 28-47z">
          <text:p/>
        </draw:path>
        <draw:path draw:style-name="gr30" draw:text-style-name="P12" draw:layer="layout" svg:width="0.227cm" svg:height="0.212cm" svg:x="7.376cm" svg:y="5.514cm" svg:viewBox="0 0 228 213" svg:d="M11 77h6c9 0 9-1 10-6 7-25 28-53 58-53 15 0 23 9 23 24 0 5-1 11-2 19-5 14-22 96-31 113-8 14-19 21-30 21-3 0-8-1-12-2-2-1-7-4-7-4 0 0 1-1 2-1s3-1 6-3c9-4 16-13 16-25 0-13-8-20-20-20-18 0-30 16-30 34 0 7 1 13 5 19 6 11 18 19 38 19 7 0 8 0 12-1 14-5 26-14 35-28 9 16 25 30 50 30 20 0 33-7 46-18 15-12 27-30 33-50 1-3 1-4 1-6 0-3-2-3-9-3-8 0-8 0-10 6-7 24-29 53-57 53-15 0-24-9-24-24 0-4 0-10 1-14 1-8 25-102 27-107 5-15 16-27 26-31 3-1 4-1 9-1 6 0 10 0 14 3 2 1 5 2 5 3-13 4-24 13-24 29 0 12 8 19 20 19 19 0 30-15 30-34 0-21-16-38-43-38-14 0-28 7-40 20-3 3-5 6-7 10-8-17-28-30-50-30-4 0-7 0-10 1-21 3-41 17-55 38-7 10-14 26-15 33 0 3 1 4 3 5z">
          <text:p/>
        </draw:path>
        <draw:g>
          <draw:path draw:style-name="gr30" draw:text-style-name="P14" draw:layer="layout" svg:width="0.099cm" svg:height="0.112cm" svg:x="7.596cm" svg:y="5.674cm" svg:viewBox="0 0 100 113" svg:d="M100 56c0 38-17 57-51 57-16 0-28-4-37-14-8-10-12-24-12-43 0-18 4-32 12-41 9-10 21-15 38-15s29 5 37 14c9 10 13 24 13 42zM79 56c0-16-2-28-7-36-5-7-12-11-23-11-10 0-17 4-22 11-4 7-6 19-6 36 0 18 2 30 7 37 4 8 11 11 21 11s18-3 23-11c5-7 7-20 7-37z">
            <text:p/>
          </draw:path>
          <draw:path draw:style-name="gr30" draw:text-style-name="P14" draw:layer="layout" svg:width="0.108cm" svg:height="0.165cm" svg:x="7.705cm" svg:y="5.621cm" svg:viewBox="0 0 109 166" svg:d="M88 107c0-15-2-25-7-32s-13-10-23-10c-4 0-9 0-13 1-5 1-8 2-10 2v86c6 2 14 2 23 2 11 0 18-4 23-12 5-9 7-21 7-37zM16 8l-16-3v-5h35v39c0 4 0 11-1 23 8-6 18-9 29-9 15 0 26 4 34 13s12 22 12 41-4 34-13 44-21 15-37 15c-7 0-14-1-22-2-8-2-15-3-21-6z">
            <text:p/>
          </draw:path>
          <draw:path draw:style-name="gr30" draw:text-style-name="P14" draw:layer="layout" svg:width="0.073cm" svg:height="0.112cm" svg:x="7.833cm" svg:y="5.674cm" svg:viewBox="0 0 74 113" svg:d="M74 81c0 11-4 19-11 24-6 6-16 8-30 8-5 0-11 0-17-1-7-1-12-3-16-4v-27h5l6 16c6 5 13 7 23 7 14 0 22-6 22-19 0-9-6-16-18-20l-10-3c-8-3-13-5-17-8-3-2-6-6-8-9-2-4-3-9-3-14 0-10 3-17 10-23 6-5 15-8 26-8 8 0 18 1 30 4v23h-6l-4-12c-5-4-11-6-20-6-6 0-11 2-14 5s-5 7-5 12 2 8 5 11 7 6 13 8c11 4 19 6 22 8 4 2 7 4 9 7 2 2 4 5 6 9 1 3 2 7 2 12z">
            <text:p/>
          </draw:path>
        </draw:g>
        <draw:line draw:style-name="gr31" draw:text-style-name="P2" draw:layer="layout" svg:x1="6.968cm" svg:y1="7.726cm" svg:x2="8.541cm" svg:y2="4.6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vOT17d99a6a.B" svg:font-family="AdvOT17d99a6a.B"/>
    <style:font-face style:name="AdvOT17d99a6a.B+20" svg:font-family="AdvOT17d99a6a.B+20" style:font-pitch="variable"/>
    <style:font-face style:name="AdvOT17d99a6a.B+201" svg:font-family="AdvOT17d99a6a.B+20"/>
    <style:font-face style:name="AdvOT17d99a6a.B1" svg:font-family="AdvOT17d99a6a.B" style:font-pitch="variable"/>
    <style:font-face style:name="AdvP4C4E51" svg:font-family="AdvP4C4E51" style:font-pitch="variable"/>
    <style:font-face style:name="AdvP4C4E511" svg:font-family="AdvP4C4E51"/>
    <style:font-face style:name="AdvP4C4E59" svg:font-family="AdvP4C4E59" style:font-pitch="variable"/>
    <style:font-face style:name="AdvP4C4E591" svg:font-family="AdvP4C4E59"/>
    <style:font-face style:name="AdvP4C4E74" svg:font-family="AdvP4C4E74" style:font-pitch="variable"/>
    <style:font-face style:name="AdvP4C4E741" svg:font-family="AdvP4C4E74"/>
    <style:font-face style:name="AdvTT0b7bb6fa.I" svg:font-family="AdvTT0b7bb6fa.I"/>
    <style:font-face style:name="AdvTT0b7bb6fa.I1" svg:font-family="AdvTT0b7bb6fa.I" style:font-pitch="variable"/>
    <style:font-face style:name="AdvTT1ef22648.B" svg:font-family="AdvTT1ef22648.B"/>
    <style:font-face style:name="AdvTT1ef22648.B+01" svg:font-family="AdvTT1ef22648.B+01" style:font-pitch="variable"/>
    <style:font-face style:name="AdvTT1ef22648.B+011" svg:font-family="AdvTT1ef22648.B+01"/>
    <style:font-face style:name="AdvTT1ef22648.B+20" svg:font-family="AdvTT1ef22648.B+20"/>
    <style:font-face style:name="AdvTT1ef22648.B+201" svg:font-family="AdvTT1ef22648.B+20" style:font-pitch="variable"/>
    <style:font-face style:name="AdvTT1ef22648.B1" svg:font-family="AdvTT1ef22648.B" style:font-pitch="variable"/>
    <style:font-face style:name="AdvTT3713a231+2a" svg:font-family="AdvTT3713a231+2a" style:font-pitch="variable"/>
    <style:font-face style:name="AdvTT3713a231+2a1" svg:font-family="AdvTT3713a231+2a"/>
    <style:font-face style:name="AdvTT5f4b71f8" svg:font-family="AdvTT5f4b71f8" style:font-pitch="variable"/>
    <style:font-face style:name="AdvTT5f4b71f81" svg:font-family="AdvTT5f4b71f8"/>
    <style:font-face style:name="AdvTT82e34213.B" svg:font-family="AdvTT82e34213.B" style:font-pitch="variable"/>
    <style:font-face style:name="AdvTT82e34213.B1" svg:font-family="AdvTT82e34213.B"/>
    <style:font-face style:name="AdvTT9a5695f7" svg:font-family="AdvTT9a5695f7" style:font-pitch="variable"/>
    <style:font-face style:name="AdvTT9a5695f7+20" svg:font-family="AdvTT9a5695f7+20" style:font-pitch="variable"/>
    <style:font-face style:name="AdvTT9a5695f7+201" svg:font-family="AdvTT9a5695f7+20"/>
    <style:font-face style:name="AdvTT9a5695f71" svg:font-family="AdvTT9a5695f7"/>
    <style:font-face style:name="AdvTTa86e0a63" svg:font-family="AdvTTa86e0a63" style:font-pitch="variable"/>
    <style:font-face style:name="AdvTTa86e0a631" svg:font-family="AdvTTa86e0a63"/>
    <style:font-face style:name="AdvTTb278f7d1" svg:font-family="AdvTTb278f7d1" style:font-pitch="variable"/>
    <style:font-face style:name="AdvTTb278f7d1+20" svg:font-family="AdvTTb278f7d1+20" style:font-pitch="variable"/>
    <style:font-face style:name="AdvTTb278f7d1+201" svg:font-family="AdvTTb278f7d1+20"/>
    <style:font-face style:name="AdvTTb278f7d11" svg:font-family="AdvTTb278f7d1"/>
    <style:font-face style:name="AdvTTcd7bcd39" svg:font-family="AdvTTcd7bcd39"/>
    <style:font-face style:name="AdvTTcd7bcd391" svg:font-family="AdvTTcd7bcd39" style:font-pitch="variable"/>
    <style:font-face style:name="AdvTTd7835f12" svg:font-family="AdvTTd7835f12"/>
    <style:font-face style:name="AdvTTd7835f12+20" svg:font-family="AdvTTd7835f12+20"/>
    <style:font-face style:name="AdvTTd7835f12+201" svg:font-family="AdvTTd7835f12+20" style:font-pitch="variable"/>
    <style:font-face style:name="AdvTTd7835f12+2a" svg:font-family="AdvTTd7835f12+2a"/>
    <style:font-face style:name="AdvTTd7835f12+2a1" svg:font-family="AdvTTd7835f12+2a" style:font-pitch="variable"/>
    <style:font-face style:name="AdvTTd7835f121" svg:font-family="AdvTTd7835f12" style:font-pitch="variable"/>
    <style:font-face style:name="AdvTTec37d199" svg:font-family="AdvTTec37d199" style:font-pitch="variable"/>
    <style:font-face style:name="AdvTTec37d199+02" svg:font-family="AdvTTec37d199+02" style:font-pitch="variable"/>
    <style:font-face style:name="AdvTTec37d199+021" svg:font-family="AdvTTec37d199+02"/>
    <style:font-face style:name="AdvTTec37d199+20" svg:font-family="AdvTTec37d199+20"/>
    <style:font-face style:name="AdvTTec37d199+201" svg:font-family="AdvTTec37d199+20" style:font-pitch="variable"/>
    <style:font-face style:name="AdvTTec37d1991" svg:font-family="AdvTTec37d199"/>
    <style:font-face style:name="AdvTTf03bd20d.I" svg:font-family="AdvTTf03bd20d.I" style:font-pitch="variable"/>
    <style:font-face style:name="AdvTTf03bd20d.I+01" svg:font-family="AdvTTf03bd20d.I+01" style:font-pitch="variable"/>
    <style:font-face style:name="AdvTTf03bd20d.I+011" svg:font-family="AdvTTf03bd20d.I+01"/>
    <style:font-face style:name="AdvTTf03bd20d.I+20" svg:font-family="AdvTTf03bd20d.I+20" style:font-pitch="variable"/>
    <style:font-face style:name="AdvTTf03bd20d.I+201" svg:font-family="AdvTTf03bd20d.I+20"/>
    <style:font-face style:name="AdvTTf03bd20d.I1" svg:font-family="AdvTTf03bd20d.I"/>
    <style:font-face style:name="AdvTTf99636c8.B" svg:font-family="AdvTTf99636c8.B"/>
    <style:font-face style:name="AdvTTf99636c8.B1" svg:font-family="AdvTTf99636c8.B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stroke-dash108" draw:style="rect" draw:dots1="1" draw:dots1-length="0.093cm" draw:dots2="1" draw:dots2-length="0.023cm" draw:distance="0.046cm"/>
    <draw:stroke-dash draw:name="stroke-dash115" draw:style="rect" draw:dots1="2" draw:dots1-length="0.046cm" draw:distance="0.046cm"/>
    <draw:stroke-dash draw:name="stroke-dash126" draw:style="rect" draw:dots1="1" draw:dots1-length="0.105cm" draw:distance="0.058cm"/>
    <draw:stroke-dash draw:name="stroke-dash145" draw:style="rect" draw:dots1="1" draw:dots1-length="0.046cm" draw:dots2="1" draw:distance="0.093cm"/>
    <draw:stroke-dash draw:name="stroke-dash174" draw:style="rect" draw:dots1="1" draw:dots1-length="0.026cm" draw:distance="0.044cm"/>
    <draw:stroke-dash draw:name="stroke-dash82" draw:style="rect" draw:dots1="1" draw:dots1-length="0.105cm" draw:distance="0.105cm"/>
    <draw:stroke-dash draw:name="stroke-dash93" draw:style="rect" draw:dots1="1" draw:distance="0.1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589cm" fo:page-height="12.5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5-23T12:17:40.234900383</dc:date>
    <meta:editing-duration>PT20M57S</meta:editing-duration>
    <meta:editing-cycles>4</meta:editing-cycles>
    <meta:generator>LibreOffice/7.3.7.2$Linux_X86_64 LibreOffice_project/30$Build-2</meta:generator>
    <meta:document-statistic meta:object-count="139"/>
  </office:meta>
</office:document-meta>
</file>